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F6000001ABF33CCFE71D1A9556.jpg" manifest:media-type="image/jpeg"/>
  <manifest:file-entry manifest:full-path="Pictures/10000000000004F6000001B25C1E20F86BC621A4.jpg" manifest:media-type="image/jpeg"/>
  <manifest:file-entry manifest:full-path="Pictures/10000000000004F40000025D083B6A86265F9ACA.jpg" manifest:media-type="image/jpeg"/>
  <manifest:file-entry manifest:full-path="Pictures/10000000000004F6000001A058E4FB30A35B35BA.jpg" manifest:media-type="image/jpeg"/>
  <manifest:file-entry manifest:full-path="Pictures/10000000000004F9000001BD95DA775CF392ED34.jpg" manifest:media-type="image/jpeg"/>
  <manifest:file-entry manifest:full-path="Pictures/10000000000000AA000000ECA4DBAC04BA09805F.jpg" manifest:media-type="image/jpeg"/>
  <manifest:file-entry manifest:full-path="Pictures/10000000000000BD00000181BE9B64227A228CEF.jpg" manifest:media-type="image/jpeg"/>
  <manifest:file-entry manifest:full-path="Pictures/10000000000004BB00000359121771147238E6BA.jpg" manifest:media-type="image/jpeg"/>
  <manifest:file-entry manifest:full-path="Pictures/10000000000004F50000018DE2768E0081510610.jpg" manifest:media-type="image/jpeg"/>
  <manifest:file-entry manifest:full-path="Pictures/10000000000000CF000000C41268EBA46CB7FFAE.jpg" manifest:media-type="image/jpeg"/>
  <manifest:file-entry manifest:full-path="Pictures/10000000000000D000000089982322D2A1AF43DD.jpg" manifest:media-type="image/jpeg"/>
  <manifest:file-entry manifest:full-path="Pictures/10000000000000E2000000A642AE5EBE321316A4.jpg" manifest:media-type="image/jpeg"/>
  <manifest:file-entry manifest:full-path="Pictures/10000000000000DE000001855115026613614CA4.jpg" manifest:media-type="image/jpeg"/>
  <manifest:file-entry manifest:full-path="Pictures/10000000000003EE000001C5EB97F83159F15E4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SimHei" svg:font-family="SimHei"/>
    <style:font-face style:name="SimSun" svg:font-family="SimSun"/>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773cm" fo:min-width="0.773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368cm" fo:min-width="0.36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16cm" svg:stroke-color="#000000" draw:stroke-linejoin="bevel"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5cm" fo:min-width="0.495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2pt" style:font-size-asian="22pt" style:font-size-complex="22pt"/>
    </style:style>
    <style:style style:name="P3" style:family="paragraph">
      <loext:graphic-properties draw:fill="none"/>
      <style:text-properties fo:font-size="10.5pt" style:font-size-asian="10.5pt" style:font-size-complex="10.5pt"/>
    </style:style>
    <style:style style:name="P4" style:family="paragraph">
      <loext:graphic-properties draw:fill="none"/>
      <style:text-properties fo:font-size="16pt" style:font-size-asian="16pt" style:font-size-complex="16pt"/>
    </style:style>
    <style:style style:name="P5" style:family="paragraph">
      <loext:graphic-properties draw:fill="none"/>
    </style:style>
    <style:style style:name="P6" style:family="paragraph">
      <loext:graphic-properties draw:fill="none"/>
      <style:text-properties fo:font-size="14.1000003814697pt" style:font-size-asian="14.1000003814697pt" style:font-size-complex="14.1000003814697pt"/>
    </style:style>
    <style:style style:name="T1" style:family="text">
      <style:text-properties fo:color="#000000" style:font-name="Calibri" fo:font-size="22pt" fo:font-weight="bold" style:font-size-asian="22pt" style:font-name-complex="Calibri" style:font-size-complex="22pt" style:font-weight-complex="bold"/>
    </style:style>
    <style:style style:name="T2" style:family="text">
      <style:text-properties fo:color="#000000" style:text-outline="true" style:font-name="SimSun" fo:font-size="22pt" style:font-size-asian="22pt" style:font-name-complex="SimSun" style:font-size-complex="22pt"/>
    </style:style>
    <style:style style:name="T3" style:family="text">
      <style:text-properties fo:color="#000000" style:font-name="SimSun" fo:font-size="10.5pt" style:font-size-asian="10.5pt" style:font-name-complex="SimSun" style:font-size-complex="10.5pt"/>
    </style:style>
    <style:style style:name="T4" style:family="text">
      <style:text-properties fo:color="#000000" style:font-name="Calibri" fo:font-size="10.5pt" style:font-size-asian="10.5pt" style:font-name-complex="Calibri" style:font-size-complex="10.5pt"/>
    </style:style>
    <style:style style:name="T5"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true" style:font-name="SimHei" fo:font-size="16pt" style:font-size-asian="16pt" style:font-name-complex="SimHei" style:font-size-complex="16pt"/>
    </style:style>
    <style:style style:name="T7" style:family="text">
      <style:text-properties fo:color="#000000" style:font-name="Calibri" fo:font-size="16pt" fo:font-weight="bold" style:font-size-asian="16pt" style:font-name-complex="Calibri" style:font-size-complex="16pt" style:font-weight-complex="bold"/>
    </style:style>
    <style:style style:name="T8" style:family="text">
      <style:text-properties fo:color="#000000" style:text-outline="true" style:font-name="SimSun" fo:font-size="16pt" style:font-size-asian="16pt" style:font-name-complex="SimSun" style:font-size-complex="16pt"/>
    </style:style>
    <style:style style:name="T9" style:family="text">
      <style:text-properties fo:color="#000000" style:font-name="Arial1" fo:font-size="14.1000003814697pt" fo:font-weight="bold" style:font-size-asian="14.1000003814697pt" style:font-name-complex="Arial1" style:font-size-complex="14.1000003814697pt" style:font-weight-complex="bold"/>
    </style:style>
    <style:style style:name="T10" style:family="text">
      <style:text-properties fo:color="#000000" style:text-outline="true" style:font-name="SimHei" fo:font-size="14.1000003814697pt" style:font-size-asian="14.1000003814697pt" style:font-name-complex="SimHei" style:font-size-complex="14.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2.563cm" svg:height="0.903cm" svg:x="6.274cm" svg:y="3.36cm">
          <draw:text-box>
            <text:p text:style-name="P1"><text:span text:style-name="T1">RV32I</text:span></text:p>
          </draw:text-box>
        </draw:frame>
        <draw:frame draw:style-name="gr1" draw:text-style-name="P2" draw:layer="layout" svg:width="0.777cm" svg:height="0.903cm" svg:x="8.344cm" svg:y="3.187cm">
          <draw:text-box>
            <text:p text:style-name="P1"><text:span text:style-name="T2">的</text:span></text:p>
          </draw:text-box>
        </draw:frame>
        <draw:frame draw:style-name="gr1" draw:text-style-name="P2" draw:layer="layout" svg:width="1.767cm" svg:height="0.903cm" svg:x="9.318cm" svg:y="3.36cm">
          <draw:text-box>
            <text:p text:style-name="P1"><text:span text:style-name="T1">CPU</text:span></text:p>
          </draw:text-box>
        </draw:frame>
        <draw:frame draw:style-name="gr1" draw:text-style-name="P2" draw:layer="layout" svg:width="3.876cm" svg:height="0.903cm" svg:x="10.842cm" svg:y="3.187cm">
          <draw:text-box>
            <text:p text:style-name="P1"><text:span text:style-name="T2">设计与实现</text:span></text:p>
          </draw:text-box>
        </draw:frame>
        <draw:frame draw:style-name="gr2" draw:text-style-name="P3" draw:layer="layout" svg:width="1.844cm" svg:height="0.433cm" svg:x="3.175cm" svg:y="5.026cm">
          <draw:text-box>
            <text:p text:style-name="P1"><text:span text:style-name="T3">班级：计科</text:span></text:p>
          </draw:text-box>
        </draw:frame>
        <draw:frame draw:style-name="gr2" draw:text-style-name="P3" draw:layer="layout" svg:width="0.933cm" svg:height="0.433cm" svg:x="5.118cm" svg:y="5.108cm">
          <draw:text-box>
            <text:p text:style-name="P1"><text:span text:style-name="T4">1601</text:span></text:p>
          </draw:text-box>
        </draw:frame>
        <draw:frame draw:style-name="gr2" draw:text-style-name="P3" draw:layer="layout" svg:width="1.107cm" svg:height="0.433cm" svg:x="3.175cm" svg:y="5.576cm">
          <draw:text-box>
            <text:p text:style-name="P1"><text:span text:style-name="T3">学号：</text:span></text:p>
          </draw:text-box>
        </draw:frame>
        <draw:frame draw:style-name="gr2" draw:text-style-name="P3" draw:layer="layout" svg:width="2.339cm" svg:height="0.395cm" svg:x="4.284cm" svg:y="5.658cm">
          <draw:text-box>
            <text:p text:style-name="P1"><text:span text:style-name="T5">201611020126</text:span></text:p>
          </draw:text-box>
        </draw:frame>
        <draw:frame draw:style-name="gr2" draw:text-style-name="P3" draw:layer="layout" svg:width="1.844cm" svg:height="0.433cm" svg:x="3.175cm" svg:y="6.126cm">
          <draw:text-box>
            <text:p text:style-name="P1"><text:span text:style-name="T3">姓名：蒋雨</text:span></text:p>
          </draw:text-box>
        </draw:frame>
        <draw:frame draw:style-name="gr3" draw:text-style-name="P4" draw:layer="layout" svg:width="3.38cm" svg:height="0.653cm" svg:x="3.175cm" svg:y="7.383cm">
          <draw:text-box>
            <text:p text:style-name="P1"><text:span text:style-name="T6">一、实验目标</text:span></text:p>
          </draw:text-box>
        </draw:frame>
        <draw:frame draw:style-name="gr2" draw:text-style-name="P3" draw:layer="layout" svg:width="2.212cm" svg:height="0.433cm" svg:x="3.916cm" svg:y="8.692cm">
          <draw:text-box>
            <text:p text:style-name="P1"><text:span text:style-name="T3">完成一个模拟</text:span></text:p>
          </draw:text-box>
        </draw:frame>
        <draw:frame draw:style-name="gr2" draw:text-style-name="P3" draw:layer="layout" svg:width="1.242cm" svg:height="0.433cm" svg:x="6.231cm" svg:y="8.778cm">
          <draw:text-box>
            <text:p text:style-name="P1"><text:span text:style-name="T4">RISC-V</text:span></text:p>
          </draw:text-box>
        </draw:frame>
        <draw:frame draw:style-name="gr2" draw:text-style-name="P3" draw:layer="layout" svg:width="2.948cm" svg:height="0.433cm" svg:x="7.307cm" svg:y="8.692cm">
          <draw:text-box>
            <text:p text:style-name="P1"><text:span text:style-name="T3">的基本整数指令集</text:span></text:p>
          </draw:text-box>
        </draw:frame>
        <draw:frame draw:style-name="gr2" draw:text-style-name="P3" draw:layer="layout" svg:width="1.086cm" svg:height="0.433cm" svg:x="10.363cm" svg:y="8.778cm">
          <draw:text-box>
            <text:p text:style-name="P1"><text:span text:style-name="T4">RV32I</text:span></text:p>
          </draw:text-box>
        </draw:frame>
        <draw:frame draw:style-name="gr2" draw:text-style-name="P3" draw:layer="layout" svg:width="0.37cm" svg:height="0.433cm" svg:x="11.333cm" svg:y="8.692cm">
          <draw:text-box>
            <text:p text:style-name="P1"><text:span text:style-name="T3">的</text:span></text:p>
          </draw:text-box>
        </draw:frame>
        <draw:frame draw:style-name="gr2" draw:text-style-name="P3" draw:layer="layout" svg:width="0.751cm" svg:height="0.433cm" svg:x="11.794cm" svg:y="8.778cm">
          <draw:text-box>
            <text:p text:style-name="P1"><text:span text:style-name="T4">CPU</text:span></text:p>
          </draw:text-box>
        </draw:frame>
        <draw:frame draw:style-name="gr2" draw:text-style-name="P3" draw:layer="layout" svg:width="3.685cm" svg:height="0.433cm" svg:x="12.514cm" svg:y="8.692cm">
          <draw:text-box>
            <text:p text:style-name="P1"><text:span text:style-name="T3">设计（单周期实现）。</text:span></text:p>
          </draw:text-box>
        </draw:frame>
        <draw:frame draw:style-name="gr3" draw:text-style-name="P4" draw:layer="layout" svg:width="3.38cm" svg:height="0.653cm" svg:x="3.175cm" svg:y="9.953cm">
          <draw:text-box>
            <text:p text:style-name="P1"><text:span text:style-name="T6">二、实验要求</text:span></text:p>
          </draw:text-box>
        </draw:frame>
        <draw:frame draw:style-name="gr2" draw:text-style-name="P3" draw:layer="layout" svg:width="2.212cm" svg:height="0.433cm" svg:x="3.916cm" svg:y="11.261cm">
          <draw:text-box>
            <text:p text:style-name="P1"><text:span text:style-name="T3">硬件设计采用</text:span></text:p>
          </draw:text-box>
        </draw:frame>
        <draw:frame draw:style-name="gr2" draw:text-style-name="P3" draw:layer="layout" svg:width="1.018cm" svg:height="0.433cm" svg:x="6.231cm" svg:y="11.344cm">
          <draw:text-box>
            <text:p text:style-name="P1"><text:span text:style-name="T4">VHDL</text:span></text:p>
          </draw:text-box>
        </draw:frame>
        <draw:frame draw:style-name="gr2" draw:text-style-name="P3" draw:layer="layout" svg:width="0.37cm" svg:height="0.433cm" svg:x="7.146cm" svg:y="11.261cm">
          <draw:text-box>
            <text:p text:style-name="P1"><text:span text:style-name="T3">或</text:span></text:p>
          </draw:text-box>
        </draw:frame>
        <draw:frame draw:style-name="gr2" draw:text-style-name="P3" draw:layer="layout" svg:width="1.297cm" svg:height="0.433cm" svg:x="7.607cm" svg:y="11.344cm">
          <draw:text-box>
            <text:p text:style-name="P1"><text:span text:style-name="T4">Verilog</text:span></text:p>
          </draw:text-box>
        </draw:frame>
        <draw:frame draw:style-name="gr2" draw:text-style-name="P3" draw:layer="layout" svg:width="1.107cm" svg:height="0.433cm" svg:x="8.746cm" svg:y="11.261cm">
          <draw:text-box>
            <text:p text:style-name="P1"><text:span text:style-name="T3">语言。</text:span></text:p>
          </draw:text-box>
        </draw:frame>
        <draw:frame draw:style-name="gr3" draw:text-style-name="P4" draw:layer="layout" svg:width="3.38cm" svg:height="0.653cm" svg:x="3.175cm" svg:y="12.518cm">
          <draw:text-box>
            <text:p text:style-name="P1"><text:span text:style-name="T6">三、实验设计</text:span></text:p>
          </draw:text-box>
        </draw:frame>
        <draw:frame draw:style-name="gr2" draw:text-style-name="P3" draw:layer="layout" svg:width="1.107cm" svg:height="0.433cm" svg:x="3.175cm" svg:y="13.831cm">
          <draw:text-box>
            <text:p text:style-name="P1"><text:span text:style-name="T3">单周期</text:span></text:p>
          </draw:text-box>
        </draw:frame>
        <draw:frame draw:style-name="gr2" draw:text-style-name="P3" draw:layer="layout" svg:width="0.751cm" svg:height="0.433cm" svg:x="4.39cm" svg:y="13.913cm">
          <draw:text-box>
            <text:p text:style-name="P1"><text:span text:style-name="T4">CPU</text:span></text:p>
          </draw:text-box>
        </draw:frame>
        <draw:frame draw:style-name="gr2" draw:text-style-name="P3" draw:layer="layout" svg:width="12.524cm" svg:height="0.433cm" svg:x="5.11cm" svg:y="13.831cm">
          <draw:text-box>
            <text:p text:style-name="P1"><text:span text:style-name="T3">指的是一条指令的执行在一个时钟周期内完成，然后开始下一条指令的执行，</text:span></text:p>
          </draw:text-box>
        </draw:frame>
        <draw:frame draw:style-name="gr2" draw:text-style-name="P3" draw:layer="layout" svg:width="5.527cm" svg:height="0.433cm" svg:x="3.175cm" svg:y="14.381cm">
          <draw:text-box>
            <text:p text:style-name="P1"><text:span text:style-name="T3">即一条指令用一个时钟周期完成。</text:span></text:p>
          </draw:text-box>
        </draw:frame>
        <draw:frame draw:style-name="gr2" draw:text-style-name="P3" draw:layer="layout" svg:width="0.751cm" svg:height="0.433cm" svg:x="3.175cm" svg:y="15.014cm">
          <draw:text-box>
            <text:p text:style-name="P1"><text:span text:style-name="T4">CPU</text:span></text:p>
          </draw:text-box>
        </draw:frame>
        <draw:frame draw:style-name="gr2" draw:text-style-name="P3" draw:layer="layout" svg:width="7.368cm" svg:height="0.433cm" svg:x="3.895cm" svg:y="14.932cm">
          <draw:text-box>
            <text:p text:style-name="P1"><text:span text:style-name="T3">在处理指令时，一般需要经过以下几个步骤：</text:span></text:p>
          </draw:text-box>
        </draw:frame>
        <draw:frame draw:style-name="gr2" draw:text-style-name="P3" draw:layer="layout" svg:width="1.107cm" svg:height="0.433cm" svg:x="3.175cm" svg:y="16.032cm">
          <draw:text-box>
            <text:p text:style-name="P1"><text:span text:style-name="T3">取指令</text:span></text:p>
          </draw:text-box>
        </draw:frame>
        <draw:frame draw:style-name="gr2" draw:text-style-name="P3" draw:layer="layout" svg:width="0.612cm" svg:height="0.433cm" svg:x="4.297cm" svg:y="16.115cm">
          <draw:text-box>
            <text:p text:style-name="P1"><text:span text:style-name="T4">(IF)</text:span></text:p>
          </draw:text-box>
        </draw:frame>
        <draw:frame draw:style-name="gr2" draw:text-style-name="P3" draw:layer="layout" svg:width="2.948cm" svg:height="0.433cm" svg:x="4.792cm" svg:y="16.032cm">
          <draw:text-box>
            <text:p text:style-name="P1"><text:span text:style-name="T3">：根据程序计数器</text:span></text:p>
          </draw:text-box>
        </draw:frame>
        <draw:frame draw:style-name="gr2" draw:text-style-name="P3" draw:layer="layout" svg:width="0.48cm" svg:height="0.433cm" svg:x="7.878cm" svg:y="16.115cm">
          <draw:text-box>
            <text:p text:style-name="P1"><text:span text:style-name="T4">PC</text:span></text:p>
          </draw:text-box>
        </draw:frame>
        <draw:frame draw:style-name="gr2" draw:text-style-name="P3" draw:layer="layout" svg:width="8.105cm" svg:height="0.433cm" svg:x="8.365cm" svg:y="16.032cm">
          <draw:text-box>
            <text:p text:style-name="P1"><text:span text:style-name="T3">中的指令地址，从存储器中取出一条指令，同时，</text:span></text:p>
          </draw:text-box>
        </draw:frame>
        <draw:frame draw:style-name="gr2" draw:text-style-name="P3" draw:layer="layout" svg:width="0.48cm" svg:height="0.433cm" svg:x="16.603cm" svg:y="16.115cm">
          <draw:text-box>
            <text:p text:style-name="P1"><text:span text:style-name="T4">PC</text:span></text:p>
          </draw:text-box>
        </draw:frame>
        <draw:frame draw:style-name="gr2" draw:text-style-name="P3" draw:layer="layout" svg:width="0.739cm" svg:height="0.433cm" svg:x="17.09cm" svg:y="16.032cm">
          <draw:text-box>
            <text:p text:style-name="P1"><text:span text:style-name="T3">根据</text:span></text:p>
          </draw:text-box>
        </draw:frame>
        <draw:frame draw:style-name="gr2" draw:text-style-name="P3" draw:layer="layout" svg:width="14.378cm" svg:height="0.433cm" svg:x="3.175cm" svg:y="16.583cm">
          <draw:text-box>
            <text:p text:style-name="P1"><text:span text:style-name="T3">指令字长度自动递增产生下一条指令所需要的指令地址，但遇到“地址转移”指令时，则控</text:span></text:p>
          </draw:text-box>
        </draw:frame>
        <draw:frame draw:style-name="gr2" draw:text-style-name="P3" draw:layer="layout" svg:width="3.698cm" svg:height="0.433cm" svg:x="3.175cm" svg:y="17.133cm">
          <draw:text-box>
            <text:p text:style-name="P1"><text:span text:style-name="T3">制器把“转移地址”送入</text:span></text:p>
          </draw:text-box>
        </draw:frame>
        <draw:frame draw:style-name="gr2" draw:text-style-name="P3" draw:layer="layout" svg:width="0.48cm" svg:height="0.433cm" svg:x="7.341cm" svg:y="17.215cm">
          <draw:text-box>
            <text:p text:style-name="P1"><text:span text:style-name="T4">PC</text:span></text:p>
          </draw:text-box>
        </draw:frame>
        <draw:frame draw:style-name="gr2" draw:text-style-name="P3" draw:layer="layout" svg:width="6.644cm" svg:height="0.433cm" svg:x="7.73cm" svg:y="17.133cm">
          <draw:text-box>
            <text:p text:style-name="P1"><text:span text:style-name="T3">，当然得到的“地址”需要做些变换才送入</text:span></text:p>
          </draw:text-box>
        </draw:frame>
        <draw:frame draw:style-name="gr2" draw:text-style-name="P3" draw:layer="layout" svg:width="0.48cm" svg:height="0.433cm" svg:x="14.859cm" svg:y="17.215cm">
          <draw:text-box>
            <text:p text:style-name="P1"><text:span text:style-name="T4">PC</text:span></text:p>
          </draw:text-box>
        </draw:frame>
        <draw:frame draw:style-name="gr2" draw:text-style-name="P3" draw:layer="layout" svg:width="0.37cm" svg:height="0.433cm" svg:x="15.248cm" svg:y="17.133cm">
          <draw:text-box>
            <text:p text:style-name="P1"><text:span text:style-name="T3">。</text:span></text:p>
          </draw:text-box>
        </draw:frame>
        <draw:frame draw:style-name="gr2" draw:text-style-name="P3" draw:layer="layout" svg:width="1.475cm" svg:height="0.433cm" svg:x="3.175cm" svg:y="17.683cm">
          <draw:text-box>
            <text:p text:style-name="P1"><text:span text:style-name="T3">指令译码</text:span></text:p>
          </draw:text-box>
        </draw:frame>
        <draw:frame draw:style-name="gr2" draw:text-style-name="P3" draw:layer="layout" svg:width="0.684cm" svg:height="0.433cm" svg:x="4.657cm" svg:y="17.766cm">
          <draw:text-box>
            <text:p text:style-name="P1"><text:span text:style-name="T4">(ID)</text:span></text:p>
          </draw:text-box>
        </draw:frame>
        <draw:frame draw:style-name="gr2" draw:text-style-name="P3" draw:layer="layout" svg:width="12.893cm" svg:height="0.433cm" svg:x="5.203cm" svg:y="17.683cm">
          <draw:text-box>
            <text:p text:style-name="P1"><text:span text:style-name="T3">：对取指令操作中得到的指令进行分析并译码，确定这条指令需要完成的操作，</text:span></text:p>
          </draw:text-box>
        </draw:frame>
        <draw:frame draw:style-name="gr2" draw:text-style-name="P3" draw:layer="layout" svg:width="10.683cm" svg:height="0.433cm" svg:x="3.175cm" svg:y="18.234cm">
          <draw:text-box>
            <text:p text:style-name="P1"><text:span text:style-name="T3">从而产生相应的操作控制信号，用于驱动执行状态中的各种操作。</text:span></text:p>
          </draw:text-box>
        </draw:frame>
        <draw:frame draw:style-name="gr2" draw:text-style-name="P3" draw:layer="layout" svg:width="1.475cm" svg:height="0.433cm" svg:x="3.175cm" svg:y="18.784cm">
          <draw:text-box>
            <text:p text:style-name="P1"><text:span text:style-name="T3">指令执行</text:span></text:p>
          </draw:text-box>
        </draw:frame>
        <draw:frame draw:style-name="gr2" draw:text-style-name="P3" draw:layer="layout" svg:width="1.01cm" svg:height="0.433cm" svg:x="4.674cm" svg:y="18.866cm">
          <draw:text-box>
            <text:p text:style-name="P1"><text:span text:style-name="T4">(EXE)</text:span></text:p>
          </draw:text-box>
        </draw:frame>
        <draw:frame draw:style-name="gr2" draw:text-style-name="P3" draw:layer="layout" svg:width="12.156cm" svg:height="0.433cm" svg:x="5.457cm" svg:y="18.784cm">
          <draw:text-box>
            <text:p text:style-name="P1"><text:span text:style-name="T3">：根据指令译码得到的操作控制信号，具体地执行指令动作，然后转移到结</text:span></text:p>
          </draw:text-box>
        </draw:frame>
        <draw:frame draw:style-name="gr2" draw:text-style-name="P3" draw:layer="layout" svg:width="2.212cm" svg:height="0.433cm" svg:x="3.175cm" svg:y="19.334cm">
          <draw:text-box>
            <text:p text:style-name="P1"><text:span text:style-name="T3">果写回状态。</text:span></text:p>
          </draw:text-box>
        </draw:frame>
        <draw:frame draw:style-name="gr2" draw:text-style-name="P3" draw:layer="layout" svg:width="1.844cm" svg:height="0.433cm" svg:x="3.175cm" svg:y="19.885cm">
          <draw:text-box>
            <text:p text:style-name="P1"><text:span text:style-name="T3">存储器访问</text:span></text:p>
          </draw:text-box>
        </draw:frame>
        <draw:frame draw:style-name="gr2" draw:text-style-name="P3" draw:layer="layout" svg:width="1.158cm" svg:height="0.433cm" svg:x="5.025cm" svg:y="19.967cm">
          <draw:text-box>
            <text:p text:style-name="P1"><text:span text:style-name="T4">(MEM)</text:span></text:p>
          </draw:text-box>
        </draw:frame>
        <draw:frame draw:style-name="gr2" draw:text-style-name="P3" draw:layer="layout" svg:width="11.788cm" svg:height="0.433cm" svg:x="6.066cm" svg:y="19.885cm">
          <draw:text-box>
            <text:p text:style-name="P1"><text:span text:style-name="T3">：所有需要访问存储器的操作都将在这个步骤中执行，该步骤给出存储器</text:span></text:p>
          </draw:text-box>
        </draw:frame>
        <draw:frame draw:style-name="gr2" draw:text-style-name="P3" draw:layer="layout" svg:width="14.734cm" svg:height="0.433cm" svg:x="3.175cm" svg:y="20.435cm">
          <draw:text-box>
            <text:p text:style-name="P1"><text:span text:style-name="T3">的数据地址，把数据写入到存储器中数据地址所指定的存储单元或者从存储器中得到数据地</text:span></text:p>
          </draw:text-box>
        </draw:frame>
        <draw:frame draw:style-name="gr2" draw:text-style-name="P3" draw:layer="layout" svg:width="2.948cm" svg:height="0.433cm" svg:x="3.175cm" svg:y="20.985cm">
          <draw:text-box>
            <text:p text:style-name="P1"><text:span text:style-name="T3">址单元中的数据。</text:span></text:p>
          </draw:text-box>
        </draw:frame>
        <draw:frame draw:style-name="gr2" draw:text-style-name="P3" draw:layer="layout" svg:width="1.475cm" svg:height="0.433cm" svg:x="3.175cm" svg:y="21.536cm">
          <draw:text-box>
            <text:p text:style-name="P1"><text:span text:style-name="T3">结果写回</text:span></text:p>
          </draw:text-box>
        </draw:frame>
        <draw:frame draw:style-name="gr2" draw:text-style-name="P3" draw:layer="layout" svg:width="0.908cm" svg:height="0.433cm" svg:x="4.657cm" svg:y="21.618cm">
          <draw:text-box>
            <text:p text:style-name="P1"><text:span text:style-name="T4">(WB)</text:span></text:p>
          </draw:text-box>
        </draw:frame>
        <draw:frame draw:style-name="gr2" draw:text-style-name="P3" draw:layer="layout" svg:width="12.156cm" svg:height="0.433cm" svg:x="5.41cm" svg:y="21.536cm">
          <draw:text-box>
            <text:p text:style-name="P1"><text:span text:style-name="T3">：指令执行的结果或者访问存储器中得到的数据写回相应的目的寄存器中。</text:span></text:p>
          </draw:text-box>
        </draw:frame>
        <draw:frame draw:style-name="gr2" draw:text-style-name="P3" draw:layer="layout" svg:width="1.107cm" svg:height="0.433cm" svg:x="3.175cm" svg:y="22.636cm">
          <draw:text-box>
            <text:p text:style-name="P1"><text:span text:style-name="T3">单周期</text:span></text:p>
          </draw:text-box>
        </draw:frame>
        <draw:frame draw:style-name="gr2" draw:text-style-name="P3" draw:layer="layout" svg:width="0.751cm" svg:height="0.433cm" svg:x="4.377cm" svg:y="22.719cm">
          <draw:text-box>
            <text:p text:style-name="P1"><text:span text:style-name="T4">CPU</text:span></text:p>
          </draw:text-box>
        </draw:frame>
        <draw:frame draw:style-name="gr2" draw:text-style-name="P3" draw:layer="layout" svg:width="7.736cm" svg:height="0.433cm" svg:x="5.004cm" svg:y="22.636cm">
          <draw:text-box>
            <text:p text:style-name="P1"><text:span text:style-name="T3">，是在一个时钟周期内完成这五个阶段的处理。</text:span></text:p>
          </draw:text-box>
        </draw:frame>
      </draw:page>
      <draw:page draw:name="page2" draw:style-name="dp1" draw:master-page-name="master-page28">
        <draw:frame draw:style-name="gr3" draw:text-style-name="P4" draw:layer="layout" svg:width="0.562cm" svg:height="0.653cm" svg:x="3.175cm" svg:y="2.773cm">
          <draw:text-box>
            <text:p text:style-name="P1"><text:span text:style-name="T7">1</text:span></text:p>
          </draw:text-box>
        </draw:frame>
        <draw:frame draw:style-name="gr4" draw:text-style-name="P5" draw:layer="layout" svg:width="14.629cm" svg:height="10.354cm" svg:x="3.175cm" svg:y="4.14cm">
          <draw:image xlink:href="Pictures/10000000000004BB00000359121771147238E6BA.jpg" xlink:type="simple" xlink:show="embed" xlink:actuate="onLoad">
            <text:p/>
          </draw:image>
        </draw:frame>
        <draw:frame draw:style-name="gr3" draw:text-style-name="P4" draw:layer="layout" svg:width="4.506cm" svg:height="0.653cm" svg:x="3.459cm" svg:y="2.648cm">
          <draw:text-box>
            <text:p text:style-name="P1"><text:span text:style-name="T8">、设计的整体架构</text:span></text:p>
          </draw:text-box>
        </draw:frame>
        <draw:frame draw:style-name="gr3" draw:text-style-name="P4" draw:layer="layout" svg:width="0.562cm" svg:height="0.653cm" svg:x="3.175cm" svg:y="15.249cm">
          <draw:text-box>
            <text:p text:style-name="P1"><text:span text:style-name="T7">2</text:span></text:p>
          </draw:text-box>
        </draw:frame>
        <draw:frame draw:style-name="gr3" draw:text-style-name="P4" draw:layer="layout" svg:width="5.069cm" svg:height="0.653cm" svg:x="3.459cm" svg:y="15.123cm">
          <draw:text-box>
            <text:p text:style-name="P1"><text:span text:style-name="T8">、各模块的具体实现</text:span></text:p>
          </draw:text-box>
        </draw:frame>
        <draw:frame draw:style-name="gr2" draw:text-style-name="P3" draw:layer="layout" svg:width="0.368cm" svg:height="0.433cm" svg:x="3.175cm" svg:y="16.64cm">
          <draw:text-box>
            <text:p text:style-name="P1"><text:span text:style-name="T4">1.</text:span></text:p>
          </draw:text-box>
        </draw:frame>
        <draw:frame draw:style-name="gr2" draw:text-style-name="P3" draw:layer="layout" svg:width="0.48cm" svg:height="0.433cm" svg:x="3.725cm" svg:y="16.64cm">
          <draw:text-box>
            <text:p text:style-name="P1"><text:span text:style-name="T4">PC</text:span></text:p>
          </draw:text-box>
        </draw:frame>
        <draw:frame draw:style-name="gr4" draw:text-style-name="P5" draw:layer="layout" svg:width="2.996cm" svg:height="4.16cm" svg:x="3.175cm" svg:y="17.242cm">
          <draw:image xlink:href="Pictures/10000000000000AA000000ECA4DBAC04BA09805F.jpg" xlink:type="simple" xlink:show="embed" xlink:actuate="onLoad">
            <text:p/>
          </draw:image>
        </draw:frame>
        <draw:frame draw:style-name="gr2" draw:text-style-name="P3" draw:layer="layout" svg:width="9.578cm" svg:height="0.433cm" svg:x="4.204cm" svg:y="16.557cm">
          <draw:text-box>
            <text:p text:style-name="P1"><text:span text:style-name="T3">指令计数器，用于存放下一条指令所在单元的地址的地方。</text:span></text:p>
          </draw:text-box>
        </draw:frame>
        <draw:frame draw:style-name="gr2" draw:text-style-name="P3" draw:layer="layout" svg:width="0.368cm" svg:height="0.433cm" svg:x="3.175cm" svg:y="22.143cm">
          <draw:text-box>
            <text:p text:style-name="P1"><text:span text:style-name="T4">2.</text:span></text:p>
          </draw:text-box>
        </draw:frame>
        <draw:frame draw:style-name="gr4" draw:text-style-name="P5" draw:layer="layout" svg:width="3.652cm" svg:height="3.458cm" svg:x="3.175cm" svg:y="22.826cm">
          <draw:image xlink:href="Pictures/10000000000000CF000000C41268EBA46CB7FFAE.jpg" xlink:type="simple" xlink:show="embed" xlink:actuate="onLoad">
            <text:p/>
          </draw:image>
        </draw:frame>
        <draw:frame draw:style-name="gr2" draw:text-style-name="P3" draw:layer="layout" svg:width="13.629cm" svg:height="0.433cm" svg:x="3.725cm" svg:y="22.061cm">
          <draw:text-box>
            <text:p text:style-name="P1"><text:span text:style-name="T3">选择器，根据给定的输入地址代码，从一组输入信号中选出指定的一个送至输出端。</text:span></text:p>
          </draw:text-box>
        </draw:frame>
        <draw:frame draw:style-name="gr2" draw:text-style-name="P3" draw:layer="layout" svg:width="0.368cm" svg:height="0.433cm" svg:x="3.175cm" svg:y="26.546cm">
          <draw:text-box>
            <text:p text:style-name="P1"><text:span text:style-name="T4">3.</text:span></text:p>
          </draw:text-box>
        </draw:frame>
        <draw:frame draw:style-name="gr2" draw:text-style-name="P3" draw:layer="layout" svg:width="0.828cm" svg:height="0.433cm" svg:x="3.725cm" svg:y="26.546cm">
          <draw:text-box>
            <text:p text:style-name="P1"><text:span text:style-name="T4">RAM</text:span></text:p>
          </draw:text-box>
        </draw:frame>
        <draw:frame draw:style-name="gr2" draw:text-style-name="P3" draw:layer="layout" svg:width="2.58cm" svg:height="0.433cm" svg:x="4.644cm" svg:y="26.463cm">
          <draw:text-box>
            <text:p text:style-name="P1"><text:span text:style-name="T3">数据存储单元。</text:span></text:p>
          </draw:text-box>
        </draw:frame>
      </draw:page>
      <draw:page draw:name="page3" draw:style-name="dp1" draw:master-page-name="master-page35">
        <draw:frame draw:style-name="gr4" draw:text-style-name="P5" draw:layer="layout" svg:width="3.987cm" svg:height="2.928cm" svg:x="3.175cm" svg:y="2.726cm">
          <draw:image xlink:href="Pictures/10000000000000E2000000A642AE5EBE321316A4.jpg" xlink:type="simple" xlink:show="embed" xlink:actuate="onLoad">
            <text:p/>
          </draw:image>
        </draw:frame>
        <draw:frame draw:style-name="gr4" draw:text-style-name="P5" draw:layer="layout" svg:width="12.17cm" svg:height="5.481cm" svg:x="3.175cm" svg:y="5.842cm">
          <draw:image xlink:href="Pictures/10000000000003EE000001C5EB97F83159F15E4F.jpg" xlink:type="simple" xlink:show="embed" xlink:actuate="onLoad">
            <text:p/>
          </draw:image>
        </draw:frame>
        <draw:frame draw:style-name="gr2" draw:text-style-name="P3" draw:layer="layout" svg:width="0.368cm" svg:height="0.433cm" svg:x="3.175cm" svg:y="11.411cm">
          <draw:text-box>
            <text:p text:style-name="P1"><text:span text:style-name="T4">4.</text:span></text:p>
          </draw:text-box>
        </draw:frame>
        <draw:frame draw:style-name="gr2" draw:text-style-name="P3" draw:layer="layout" svg:width="0.73cm" svg:height="0.433cm" svg:x="3.725cm" svg:y="11.411cm">
          <draw:text-box>
            <text:p text:style-name="P1"><text:span text:style-name="T4">ALU</text:span></text:p>
          </draw:text-box>
        </draw:frame>
        <draw:frame draw:style-name="gr4" draw:text-style-name="P5" draw:layer="layout" svg:width="3.915cm" svg:height="6.861cm" svg:x="3.175cm" svg:y="12.035cm">
          <draw:image xlink:href="Pictures/10000000000000DE000001855115026613614CA4.jpg" xlink:type="simple" xlink:show="embed" xlink:actuate="onLoad">
            <text:p/>
          </draw:image>
        </draw:frame>
        <draw:frame draw:style-name="gr2" draw:text-style-name="P3" draw:layer="layout" svg:width="7cm" svg:height="0.433cm" svg:x="4.509cm" svg:y="11.329cm">
          <draw:text-box>
            <text:p text:style-name="P1"><text:span text:style-name="T3">算术逻辑单元，实现算术运算和逻辑运算。</text:span></text:p>
          </draw:text-box>
        </draw:frame>
        <draw:frame draw:style-name="gr2" draw:text-style-name="P3" draw:layer="layout" svg:width="0.368cm" svg:height="0.433cm" svg:x="3.175cm" svg:y="19.116cm">
          <draw:text-box>
            <text:p text:style-name="P1"><text:span text:style-name="T4">5.</text:span></text:p>
          </draw:text-box>
        </draw:frame>
        <draw:frame draw:style-name="gr2" draw:text-style-name="P3" draw:layer="layout" svg:width="0.368cm" svg:height="0.433cm" svg:x="3.725cm" svg:y="19.116cm">
          <draw:text-box>
            <text:p text:style-name="P1"><text:span text:style-name="T4">IR</text:span></text:p>
          </draw:text-box>
        </draw:frame>
        <draw:frame draw:style-name="gr2" draw:text-style-name="P3" draw:layer="layout" svg:width="2.948cm" svg:height="0.433cm" svg:x="4.115cm" svg:y="19.034cm">
          <draw:text-box>
            <text:p text:style-name="P1"><text:span text:style-name="T3">指令寄存器，接收</text:span></text:p>
          </draw:text-box>
        </draw:frame>
        <draw:frame draw:style-name="gr2" draw:text-style-name="P3" draw:layer="layout" svg:width="0.76cm" svg:height="0.433cm" svg:x="7.192cm" svg:y="19.116cm">
          <draw:text-box>
            <text:p text:style-name="P1"><text:span text:style-name="T4">BUS</text:span></text:p>
          </draw:text-box>
        </draw:frame>
        <draw:frame draw:style-name="gr2" draw:text-style-name="P3" draw:layer="layout" svg:width="7cm" svg:height="0.433cm" svg:x="7.895cm" svg:y="19.034cm">
          <draw:text-box>
            <text:p text:style-name="P1"><text:span text:style-name="T3">总线上的信号输入，接入时钟控制信号以及</text:span></text:p>
          </draw:text-box>
        </draw:frame>
        <draw:frame draw:style-name="gr2" draw:text-style-name="P3" draw:layer="layout" svg:width="0.59cm" svg:height="0.433cm" svg:x="15.079cm" svg:y="19.116cm">
          <draw:text-box>
            <text:p text:style-name="P1"><text:span text:style-name="T4">ldir</text:span></text:p>
          </draw:text-box>
        </draw:frame>
        <draw:frame draw:style-name="gr2" draw:text-style-name="P3" draw:layer="layout" svg:width="0.37cm" svg:height="0.433cm" svg:x="15.574cm" svg:y="19.034cm">
          <draw:text-box>
            <text:p text:style-name="P1"><text:span text:style-name="T3">，</text:span></text:p>
          </draw:text-box>
        </draw:frame>
        <draw:frame draw:style-name="gr2" draw:text-style-name="P3" draw:layer="layout" svg:width="0.853cm" svg:height="0.433cm" svg:x="15.947cm" svg:y="19.116cm">
          <draw:text-box>
            <text:p text:style-name="P1"><text:span text:style-name="T4">LDIR</text:span></text:p>
          </draw:text-box>
        </draw:frame>
        <draw:frame draw:style-name="gr2" draw:text-style-name="P3" draw:layer="layout" svg:width="1.107cm" svg:height="0.433cm" svg:x="16.722cm" svg:y="19.034cm">
          <draw:text-box>
            <text:p text:style-name="P1"><text:span text:style-name="T3">控制是</text:span></text:p>
          </draw:text-box>
        </draw:frame>
        <draw:frame draw:style-name="gr2" draw:text-style-name="P3" draw:layer="layout" svg:width="0.739cm" svg:height="0.433cm" svg:x="3.175cm" svg:y="19.584cm">
          <draw:text-box>
            <text:p text:style-name="P1"><text:span text:style-name="T3">否把</text:span></text:p>
          </draw:text-box>
        </draw:frame>
        <draw:frame draw:style-name="gr2" draw:text-style-name="P3" draw:layer="layout" svg:width="0.76cm" svg:height="0.433cm" svg:x="4.009cm" svg:y="19.666cm">
          <draw:text-box>
            <text:p text:style-name="P1"><text:span text:style-name="T4">BUS</text:span></text:p>
          </draw:text-box>
        </draw:frame>
        <draw:frame draw:style-name="gr2" draw:text-style-name="P3" draw:layer="layout" svg:width="4.053cm" svg:height="0.433cm" svg:x="4.707cm" svg:y="19.584cm">
          <draw:text-box>
            <text:p text:style-name="P1"><text:span text:style-name="T3">总线上的数据打入寄存器</text:span></text:p>
          </draw:text-box>
        </draw:frame>
        <draw:frame draw:style-name="gr2" draw:text-style-name="P3" draw:layer="layout" svg:width="0.368cm" svg:height="0.433cm" svg:x="8.877cm" svg:y="19.666cm">
          <draw:text-box>
            <text:p text:style-name="P1"><text:span text:style-name="T4">IR</text:span></text:p>
          </draw:text-box>
        </draw:frame>
        <draw:frame draw:style-name="gr4" draw:text-style-name="P5" draw:layer="layout" svg:width="3.669cm" svg:height="2.416cm" svg:x="3.175cm" svg:y="20.312cm">
          <draw:image xlink:href="Pictures/10000000000000D000000089982322D2A1AF43DD.jpg" xlink:type="simple" xlink:show="embed" xlink:actuate="onLoad">
            <text:p/>
          </draw:image>
        </draw:frame>
        <draw:frame draw:style-name="gr2" draw:text-style-name="P3" draw:layer="layout" svg:width="0.739cm" svg:height="0.433cm" svg:x="9.262cm" svg:y="19.584cm">
          <draw:text-box>
            <text:p text:style-name="P1"><text:span text:style-name="T3">中。</text:span></text:p>
          </draw:text-box>
        </draw:frame>
        <draw:frame draw:style-name="gr2" draw:text-style-name="P3" draw:layer="layout" svg:width="0.368cm" svg:height="0.433cm" svg:x="3.175cm" svg:y="22.968cm">
          <draw:text-box>
            <text:p text:style-name="P1"><text:span text:style-name="T4">6.</text:span></text:p>
          </draw:text-box>
        </draw:frame>
        <draw:frame draw:style-name="gr2" draw:text-style-name="P3" draw:layer="layout" svg:width="13.997cm" svg:height="0.433cm" svg:x="3.725cm" svg:y="22.886cm">
          <draw:text-box>
            <text:p text:style-name="P1"><text:span text:style-name="T3">控制器，根据指令各个字段的内容为数据通路提供所有的控制字。控制字字段的数目可</text:span></text:p>
          </draw:text-box>
        </draw:frame>
        <draw:frame draw:style-name="gr2" draw:text-style-name="P3" draw:layer="layout" svg:width="5.527cm" svg:height="0.433cm" svg:x="3.175cm" svg:y="23.437cm">
          <draw:text-box>
            <text:p text:style-name="P1"><text:span text:style-name="T3">以从指令字段的内容中直接获取。</text:span></text:p>
          </draw:text-box>
        </draw:frame>
      </draw:page>
      <draw:page draw:name="page4" draw:style-name="dp1" draw:master-page-name="master-page38">
        <draw:frame draw:style-name="gr4" draw:text-style-name="P5" draw:layer="layout" svg:width="3.335cm" svg:height="6.789cm" svg:x="3.175cm" svg:y="2.714cm">
          <draw:image xlink:href="Pictures/10000000000000BD00000181BE9B64227A228CEF.jpg" xlink:type="simple" xlink:show="embed" xlink:actuate="onLoad">
            <text:p/>
          </draw:image>
        </draw:frame>
        <draw:frame draw:style-name="gr3" draw:text-style-name="P4" draw:layer="layout" svg:width="2.254cm" svg:height="0.653cm" svg:x="3.175cm" svg:y="10.385cm">
          <draw:text-box>
            <text:p text:style-name="P1"><text:span text:style-name="T6">四、测试</text:span></text:p>
          </draw:text-box>
        </draw:frame>
        <draw:frame draw:style-name="gr3" draw:text-style-name="P4" draw:layer="layout" svg:width="0.562cm" svg:height="0.653cm" svg:x="3.175cm" svg:y="11.947cm">
          <draw:text-box>
            <text:p text:style-name="P1"><text:span text:style-name="T7">1</text:span></text:p>
          </draw:text-box>
        </draw:frame>
        <draw:frame draw:style-name="gr3" draw:text-style-name="P4" draw:layer="layout" svg:width="2.817cm" svg:height="0.653cm" svg:x="3.459cm" svg:y="11.821cm">
          <draw:text-box>
            <text:p text:style-name="P1"><text:span text:style-name="T8">、测试环境</text:span></text:p>
          </draw:text-box>
        </draw:frame>
        <draw:frame draw:style-name="gr2" draw:text-style-name="P3" draw:layer="layout" svg:width="0.739cm" svg:height="0.433cm" svg:x="5.681cm" svg:y="13.272cm">
          <draw:text-box>
            <text:p text:style-name="P1"><text:span text:style-name="T3">部件</text:span></text:p>
          </draw:text-box>
        </draw:frame>
        <draw:frame draw:style-name="gr2" draw:text-style-name="P3" draw:layer="layout" svg:width="0.739cm" svg:height="0.433cm" svg:x="10.689cm" svg:y="13.272cm">
          <draw:text-box>
            <text:p text:style-name="P1"><text:span text:style-name="T3">配置</text:span></text:p>
          </draw:text-box>
        </draw:frame>
        <draw:frame draw:style-name="gr2" draw:text-style-name="P3" draw:layer="layout" svg:width="0.751cm" svg:height="0.433cm" svg:x="5.681cm" svg:y="13.917cm">
          <draw:text-box>
            <text:p text:style-name="P1"><text:span text:style-name="T4">CPU</text:span></text:p>
          </draw:text-box>
        </draw:frame>
        <draw:frame draw:style-name="gr2" draw:text-style-name="P3" draw:layer="layout" svg:width="2.652cm" svg:height="0.433cm" svg:x="10.689cm" svg:y="13.917cm">
          <draw:text-box>
            <text:p text:style-name="P1"><text:span text:style-name="T4">Core i5-6200U</text:span></text:p>
          </draw:text-box>
        </draw:frame>
        <draw:frame draw:style-name="gr2" draw:text-style-name="P3" draw:layer="layout" svg:width="0.739cm" svg:height="0.433cm" svg:x="5.681cm" svg:y="14.407cm">
          <draw:text-box>
            <text:p text:style-name="P1"><text:span text:style-name="T3">内存</text:span></text:p>
          </draw:text-box>
        </draw:frame>
        <draw:frame draw:style-name="gr2" draw:text-style-name="P3" draw:layer="layout" svg:width="1.945cm" svg:height="0.433cm" svg:x="10.689cm" svg:y="14.485cm">
          <draw:text-box>
            <text:p text:style-name="P1"><text:span text:style-name="T4">DDR3 4GB</text:span></text:p>
          </draw:text-box>
        </draw:frame>
        <draw:frame draw:style-name="gr2" draw:text-style-name="P3" draw:layer="layout" svg:width="1.475cm" svg:height="0.433cm" svg:x="5.681cm" svg:y="14.974cm">
          <draw:text-box>
            <text:p text:style-name="P1"><text:span text:style-name="T3">操作系统</text:span></text:p>
          </draw:text-box>
        </draw:frame>
        <draw:line draw:style-name="gr5" draw:text-style-name="P5" draw:layer="layout" svg:x1="5.48cm" svg:y1="13.279cm" svg:x2="15.518cm" svg:y2="13.279cm">
          <text:p/>
        </draw:line>
        <draw:line draw:style-name="gr5" draw:text-style-name="P5" draw:layer="layout" svg:x1="5.48cm" svg:y1="13.847cm" svg:x2="15.518cm" svg:y2="13.847cm">
          <text:p/>
        </draw:line>
        <draw:line draw:style-name="gr5" draw:text-style-name="P5" draw:layer="layout" svg:x1="5.48cm" svg:y1="14.415cm" svg:x2="15.518cm" svg:y2="14.415cm">
          <text:p/>
        </draw:line>
        <draw:line draw:style-name="gr5" draw:text-style-name="P5" draw:layer="layout" svg:x1="5.48cm" svg:y1="14.983cm" svg:x2="15.518cm" svg:y2="14.983cm">
          <text:p/>
        </draw:line>
        <draw:line draw:style-name="gr5" draw:text-style-name="P5" draw:layer="layout" svg:x1="5.48cm" svg:y1="15.551cm" svg:x2="15.518cm" svg:y2="15.551cm">
          <text:p/>
        </draw:line>
        <draw:line draw:style-name="gr5" draw:text-style-name="P5" draw:layer="layout" svg:x1="5.489cm" svg:y1="13.271cm" svg:x2="5.489cm" svg:y2="15.543cm">
          <text:p/>
        </draw:line>
        <draw:line draw:style-name="gr5" draw:text-style-name="P5" draw:layer="layout" svg:x1="10.498cm" svg:y1="13.271cm" svg:x2="10.498cm" svg:y2="15.543cm">
          <text:p/>
        </draw:line>
        <draw:line draw:style-name="gr5" draw:text-style-name="P5" draw:layer="layout" svg:x1="15.509cm" svg:y1="13.271cm" svg:x2="15.509cm" svg:y2="15.543cm">
          <text:p/>
        </draw:line>
        <draw:frame draw:style-name="gr2" draw:text-style-name="P3" draw:layer="layout" svg:width="2.233cm" svg:height="0.433cm" svg:x="10.689cm" svg:y="15.052cm">
          <draw:text-box>
            <text:p text:style-name="P1"><text:span text:style-name="T4">Windows 10</text:span></text:p>
          </draw:text-box>
        </draw:frame>
        <draw:frame draw:style-name="gr3" draw:text-style-name="P4" draw:layer="layout" svg:width="0.562cm" svg:height="0.653cm" svg:x="3.175cm" svg:y="16.802cm">
          <draw:text-box>
            <text:p text:style-name="P1"><text:span text:style-name="T7">2</text:span></text:p>
          </draw:text-box>
        </draw:frame>
        <draw:frame draw:style-name="gr3" draw:text-style-name="P4" draw:layer="layout" svg:width="2.817cm" svg:height="0.653cm" svg:x="3.459cm" svg:y="16.677cm">
          <draw:text-box>
            <text:p text:style-name="P1"><text:span text:style-name="T8">、测试结果</text:span></text:p>
          </draw:text-box>
        </draw:frame>
        <draw:frame draw:style-name="gr6" draw:text-style-name="P6" draw:layer="layout" svg:width="2.978cm" svg:height="0.556cm" svg:x="3.175cm" svg:y="18.442cm">
          <draw:text-box>
            <text:p text:style-name="P1"><text:span text:style-name="T9">1. load/Store</text:span></text:p>
          </draw:text-box>
        </draw:frame>
        <draw:frame draw:style-name="gr6" draw:text-style-name="P6" draw:layer="layout" svg:width="0.993cm" svg:height="0.581cm" svg:x="6.261cm" svg:y="18.431cm">
          <draw:text-box>
            <text:p text:style-name="P1"><text:span text:style-name="T10">指令</text:span></text:p>
          </draw:text-box>
        </draw:frame>
        <draw:frame draw:style-name="gr2" draw:text-style-name="P3" draw:layer="layout" svg:width="0.368cm" svg:height="0.433cm" svg:x="3.175cm" svg:y="19.844cm">
          <draw:text-box>
            <text:p text:style-name="P1"><text:span text:style-name="T4">lb</text:span></text:p>
          </draw:text-box>
        </draw:frame>
        <draw:frame draw:style-name="gr2" draw:text-style-name="P3" draw:layer="layout" svg:width="0.739cm" svg:height="0.433cm" svg:x="3.547cm" svg:y="19.758cm">
          <draw:text-box>
            <text:p text:style-name="P1"><text:span text:style-name="T3">指令</text:span></text:p>
          </draw:text-box>
        </draw:frame>
        <draw:frame draw:style-name="gr2" draw:text-style-name="P3" draw:layer="layout" svg:width="4.422cm" svg:height="0.433cm" svg:x="3.175cm" svg:y="20.308cm">
          <draw:text-box>
            <text:p text:style-name="P1"><text:span text:style-name="T3">测试所用的二进制指令为：</text:span></text:p>
          </draw:text-box>
        </draw:frame>
        <draw:frame draw:style-name="gr2" draw:text-style-name="P3" draw:layer="layout" svg:width="7.927cm" svg:height="0.433cm" svg:x="7.62cm" svg:y="20.394cm">
          <draw:text-box>
            <text:p text:style-name="P1"><text:span text:style-name="T4">000000001111 00000 000 00001 0000011</text:span></text:p>
          </draw:text-box>
        </draw:frame>
        <draw:frame draw:style-name="gr4" draw:text-style-name="P5" draw:layer="layout" svg:width="14.651cm" svg:height="4.8cm" svg:x="3.175cm" svg:y="21.488cm">
          <draw:image xlink:href="Pictures/10000000000004F6000001A058E4FB30A35B35BA.jpg" xlink:type="simple" xlink:show="embed" xlink:actuate="onLoad">
            <text:p/>
          </draw:image>
        </draw:frame>
        <draw:frame draw:style-name="gr2" draw:text-style-name="P3" draw:layer="layout" svg:width="1.844cm" svg:height="0.433cm" svg:x="3.175cm" svg:y="20.858cm">
          <draw:text-box>
            <text:p text:style-name="P1"><text:span text:style-name="T3">仿真结果：</text:span></text:p>
          </draw:text-box>
        </draw:frame>
        <draw:frame draw:style-name="gr2" draw:text-style-name="P3" draw:layer="layout" svg:width="4.053cm" svg:height="0.433cm" svg:x="3.175cm" svg:y="26.362cm">
          <draw:text-box>
            <text:p text:style-name="P1"><text:span text:style-name="T3">分析：这条指令是从地址</text:span></text:p>
          </draw:text-box>
        </draw:frame>
        <draw:frame draw:style-name="gr2" draw:text-style-name="P3" draw:layer="layout" svg:width="0.739cm" svg:height="0.433cm" svg:x="7.387cm" svg:y="26.448cm">
          <draw:text-box>
            <text:p text:style-name="P1"><text:span text:style-name="T4">x[0]</text:span></text:p>
          </draw:text-box>
        </draw:frame>
        <draw:frame draw:style-name="gr2" draw:text-style-name="P3" draw:layer="layout" svg:width="7.368cm" svg:height="0.433cm" svg:x="7.967cm" svg:y="26.362cm">
          <draw:text-box>
            <text:p text:style-name="P1"><text:span text:style-name="T3">加立即数中的一个字节，经符号位扩展后写入</text:span></text:p>
          </draw:text-box>
        </draw:frame>
        <draw:frame draw:style-name="gr2" draw:text-style-name="P3" draw:layer="layout" svg:width="0.387cm" svg:height="0.433cm" svg:x="15.549cm" svg:y="26.448cm">
          <draw:text-box>
            <text:p text:style-name="P1"><text:span text:style-name="T4">r1</text:span></text:p>
          </draw:text-box>
        </draw:frame>
        <draw:frame draw:style-name="gr2" draw:text-style-name="P3" draw:layer="layout" svg:width="1.844cm" svg:height="0.433cm" svg:x="15.964cm" svg:y="26.362cm">
          <draw:text-box>
            <text:p text:style-name="P1"><text:span text:style-name="T3">中，该数值</text:span></text:p>
          </draw:text-box>
        </draw:frame>
      </draw:page>
      <draw:page draw:name="page5" draw:style-name="dp1" draw:master-page-name="master-page49">
        <draw:frame draw:style-name="gr2" draw:text-style-name="P3" draw:layer="layout" svg:width="1.475cm" svg:height="0.433cm" svg:x="3.175cm" svg:y="2.524cm">
          <draw:text-box>
            <text:p text:style-name="P1"><text:span text:style-name="T3">后八位为</text:span></text:p>
          </draw:text-box>
        </draw:frame>
        <draw:frame draw:style-name="gr2" draw:text-style-name="P3" draw:layer="layout" svg:width="1.865cm" svg:height="0.433cm" svg:x="4.758cm" svg:y="2.606cm">
          <draw:text-box>
            <text:p text:style-name="P1"><text:span text:style-name="T4">10000001</text:span></text:p>
          </draw:text-box>
        </draw:frame>
        <draw:frame draw:style-name="gr2" draw:text-style-name="P3" draw:layer="layout" svg:width="1.844cm" svg:height="0.433cm" svg:x="6.261cm" svg:y="2.524cm">
          <draw:text-box>
            <text:p text:style-name="P1"><text:span text:style-name="T3">，符号位为</text:span></text:p>
          </draw:text-box>
        </draw:frame>
        <draw:frame draw:style-name="gr2" draw:text-style-name="P3" draw:layer="layout" svg:width="0.368cm" svg:height="0.433cm" svg:x="8.217cm" svg:y="2.606cm">
          <draw:text-box>
            <text:p text:style-name="P1"><text:span text:style-name="T4">1</text:span></text:p>
          </draw:text-box>
        </draw:frame>
        <draw:frame draw:style-name="gr2" draw:text-style-name="P3" draw:layer="layout" svg:width="2.58cm" svg:height="0.433cm" svg:x="8.407cm" svg:y="2.524cm">
          <draw:text-box>
            <text:p text:style-name="P1"><text:span text:style-name="T3">，扩展后结果为</text:span></text:p>
          </draw:text-box>
        </draw:frame>
        <draw:frame draw:style-name="gr2" draw:text-style-name="P3" draw:layer="layout" svg:width="7.453cm" svg:height="0.433cm" svg:x="11.108cm" svg:y="2.606cm">
          <draw:text-box>
            <text:p text:style-name="P1"><text:span text:style-name="T4">11111111111111111111111110000001</text:span></text:p>
          </draw:text-box>
        </draw:frame>
        <draw:frame draw:style-name="gr2" draw:text-style-name="P3" draw:layer="layout" svg:width="0.739cm" svg:height="0.433cm" svg:x="17.115cm" svg:y="2.524cm">
          <draw:text-box>
            <text:p text:style-name="P1"><text:span text:style-name="T3">，与</text:span></text:p>
          </draw:text-box>
        </draw:frame>
        <draw:frame draw:style-name="gr2" draw:text-style-name="P3" draw:layer="layout" svg:width="2.58cm" svg:height="0.433cm" svg:x="3.175cm" svg:y="3.074cm">
          <draw:text-box>
            <text:p text:style-name="P1"><text:span text:style-name="T3">仿真结果一致。</text:span></text:p>
          </draw:text-box>
        </draw:frame>
        <draw:frame draw:style-name="gr2" draw:text-style-name="P3" draw:layer="layout" svg:width="0.569cm" svg:height="0.433cm" svg:x="3.175cm" svg:y="4.257cm">
          <draw:text-box>
            <text:p text:style-name="P1"><text:span text:style-name="T4">lhu</text:span></text:p>
          </draw:text-box>
        </draw:frame>
        <draw:frame draw:style-name="gr2" draw:text-style-name="P3" draw:layer="layout" svg:width="0.739cm" svg:height="0.433cm" svg:x="3.742cm" svg:y="4.175cm">
          <draw:text-box>
            <text:p text:style-name="P1"><text:span text:style-name="T3">指令</text:span></text:p>
          </draw:text-box>
        </draw:frame>
        <draw:frame draw:style-name="gr2" draw:text-style-name="P3" draw:layer="layout" svg:width="4.422cm" svg:height="0.433cm" svg:x="3.175cm" svg:y="4.725cm">
          <draw:text-box>
            <text:p text:style-name="P1"><text:span text:style-name="T3">测试所用的二进制指令为：</text:span></text:p>
          </draw:text-box>
        </draw:frame>
        <draw:frame draw:style-name="gr2" draw:text-style-name="P3" draw:layer="layout" svg:width="7.927cm" svg:height="0.433cm" svg:x="7.62cm" svg:y="4.807cm">
          <draw:text-box>
            <text:p text:style-name="P1"><text:span text:style-name="T4">000000010000 00000 101 00001 0000011</text:span></text:p>
          </draw:text-box>
        </draw:frame>
        <draw:frame draw:style-name="gr4" draw:text-style-name="P5" draw:layer="layout" svg:width="14.651cm" svg:height="5.007cm" svg:x="3.175cm" svg:y="6.088cm">
          <draw:image xlink:href="Pictures/10000000000004F6000001B25C1E20F86BC621A4.jpg" xlink:type="simple" xlink:show="embed" xlink:actuate="onLoad">
            <text:p/>
          </draw:image>
        </draw:frame>
        <draw:frame draw:style-name="gr2" draw:text-style-name="P3" draw:layer="layout" svg:width="1.844cm" svg:height="0.433cm" svg:x="3.175cm" svg:y="5.276cm">
          <draw:text-box>
            <text:p text:style-name="P1"><text:span text:style-name="T3">仿真结果：</text:span></text:p>
          </draw:text-box>
        </draw:frame>
        <draw:frame draw:style-name="gr2" draw:text-style-name="P3" draw:layer="layout" svg:width="4.053cm" svg:height="0.433cm" svg:x="3.175cm" svg:y="11.329cm">
          <draw:text-box>
            <text:p text:style-name="P1"><text:span text:style-name="T3">分析：这条指令是从地址</text:span></text:p>
          </draw:text-box>
        </draw:frame>
        <draw:frame draw:style-name="gr2" draw:text-style-name="P3" draw:layer="layout" svg:width="2.987cm" svg:height="0.433cm" svg:x="7.345cm" svg:y="11.411cm">
          <draw:text-box>
            <text:p text:style-name="P1"><text:span text:style-name="T4">x[0]+sign-exten</text:span></text:p>
          </draw:text-box>
        </draw:frame>
        <draw:frame draw:style-name="gr2" draw:text-style-name="P3" draw:layer="layout" svg:width="0.37cm" svg:height="0.433cm" svg:x="9.652cm" svg:y="11.329cm">
          <draw:text-box>
            <text:p text:style-name="P1"><text:span text:style-name="T3">（</text:span></text:p>
          </draw:text-box>
        </draw:frame>
        <draw:frame draw:style-name="gr2" draw:text-style-name="P3" draw:layer="layout" svg:width="1.043cm" svg:height="0.433cm" svg:x="10.024cm" svg:y="11.411cm">
          <draw:text-box>
            <text:p text:style-name="P1"><text:span text:style-name="T4">offset</text:span></text:p>
          </draw:text-box>
        </draw:frame>
        <draw:frame draw:style-name="gr2" draw:text-style-name="P3" draw:layer="layout" svg:width="5.527cm" svg:height="0.433cm" svg:x="10.888cm" svg:y="11.329cm">
          <draw:text-box>
            <text:p text:style-name="P1"><text:span text:style-name="T3">）读取两个字节，经零扩展后写入</text:span></text:p>
          </draw:text-box>
        </draw:frame>
        <draw:frame draw:style-name="gr2" draw:text-style-name="P3" draw:layer="layout" svg:width="0.739cm" svg:height="0.433cm" svg:x="16.54cm" svg:y="11.411cm">
          <draw:text-box>
            <text:p text:style-name="P1"><text:span text:style-name="T4">x[1]</text:span></text:p>
          </draw:text-box>
        </draw:frame>
        <draw:frame draw:style-name="gr2" draw:text-style-name="P3" draw:layer="layout" svg:width="0.739cm" svg:height="0.433cm" svg:x="17.115cm" svg:y="11.329cm">
          <draw:text-box>
            <text:p text:style-name="P1"><text:span text:style-name="T3">，该</text:span></text:p>
          </draw:text-box>
        </draw:frame>
        <draw:frame draw:style-name="gr2" draw:text-style-name="P3" draw:layer="layout" svg:width="1.107cm" svg:height="0.433cm" svg:x="3.175cm" svg:y="11.88cm">
          <draw:text-box>
            <text:p text:style-name="P1"><text:span text:style-name="T3">初值为</text:span></text:p>
          </draw:text-box>
        </draw:frame>
        <draw:frame draw:style-name="gr2" draw:text-style-name="P3" draw:layer="layout" svg:width="7.453cm" svg:height="0.433cm" svg:x="4.377cm" svg:y="11.962cm">
          <draw:text-box>
            <text:p text:style-name="P1"><text:span text:style-name="T4">00000000000000001000000000000001</text:span></text:p>
          </draw:text-box>
        </draw:frame>
        <draw:frame draw:style-name="gr2" draw:text-style-name="P3" draw:layer="layout" svg:width="6.631cm" svg:height="0.433cm" svg:x="10.384cm" svg:y="11.88cm">
          <draw:text-box>
            <text:p text:style-name="P1"><text:span text:style-name="T3">，零扩展后数值不变，与仿真结果一致。</text:span></text:p>
          </draw:text-box>
        </draw:frame>
        <draw:frame draw:style-name="gr2" draw:text-style-name="P3" draw:layer="layout" svg:width="0.493cm" svg:height="0.433cm" svg:x="3.175cm" svg:y="13.062cm">
          <draw:text-box>
            <text:p text:style-name="P1"><text:span text:style-name="T4">sw</text:span></text:p>
          </draw:text-box>
        </draw:frame>
        <draw:frame draw:style-name="gr2" draw:text-style-name="P3" draw:layer="layout" svg:width="0.739cm" svg:height="0.433cm" svg:x="3.674cm" svg:y="12.98cm">
          <draw:text-box>
            <text:p text:style-name="P1"><text:span text:style-name="T3">指令</text:span></text:p>
          </draw:text-box>
        </draw:frame>
        <draw:frame draw:style-name="gr2" draw:text-style-name="P3" draw:layer="layout" svg:width="4.422cm" svg:height="0.433cm" svg:x="3.175cm" svg:y="13.53cm">
          <draw:text-box>
            <text:p text:style-name="P1"><text:span text:style-name="T3">测试所用的二进制指令为：</text:span></text:p>
          </draw:text-box>
        </draw:frame>
        <draw:frame draw:style-name="gr2" draw:text-style-name="P3" draw:layer="layout" svg:width="8.045cm" svg:height="0.433cm" svg:x="7.62cm" svg:y="13.613cm">
          <draw:text-box>
            <text:p text:style-name="P1"><text:span text:style-name="T4">0000000 00001 00000 010 10010 0100011</text:span></text:p>
          </draw:text-box>
        </draw:frame>
        <draw:frame draw:style-name="gr4" draw:text-style-name="P5" draw:layer="layout" svg:width="14.638cm" svg:height="4.579cm" svg:x="3.175cm" svg:y="14.829cm">
          <draw:image xlink:href="Pictures/10000000000004F50000018DE2768E0081510610.jpg" xlink:type="simple" xlink:show="embed" xlink:actuate="onLoad">
            <text:p/>
          </draw:image>
        </draw:frame>
        <draw:frame draw:style-name="gr2" draw:text-style-name="P3" draw:layer="layout" svg:width="1.844cm" svg:height="0.433cm" svg:x="3.175cm" svg:y="14.081cm">
          <draw:text-box>
            <text:p text:style-name="P1"><text:span text:style-name="T3">仿真结果：</text:span></text:p>
          </draw:text-box>
        </draw:frame>
        <draw:frame draw:style-name="gr2" draw:text-style-name="P3" draw:layer="layout" svg:width="3.317cm" svg:height="0.433cm" svg:x="3.175cm" svg:y="19.584cm">
          <draw:text-box>
            <text:p text:style-name="P1"><text:span text:style-name="T3">分析：这条指令是将</text:span></text:p>
          </draw:text-box>
        </draw:frame>
        <draw:frame draw:style-name="gr2" draw:text-style-name="P3" draw:layer="layout" svg:width="0.739cm" svg:height="0.433cm" svg:x="6.57cm" svg:y="19.666cm">
          <draw:text-box>
            <text:p text:style-name="P1"><text:span text:style-name="T4">x[1]</text:span></text:p>
          </draw:text-box>
        </draw:frame>
        <draw:frame draw:style-name="gr2" draw:text-style-name="P3" draw:layer="layout" svg:width="1.107cm" svg:height="0.433cm" svg:x="7.146cm" svg:y="19.584cm">
          <draw:text-box>
            <text:p text:style-name="P1"><text:span text:style-name="T3">的低位</text:span></text:p>
          </draw:text-box>
        </draw:frame>
        <draw:frame draw:style-name="gr2" draw:text-style-name="P3" draw:layer="layout" svg:width="0.368cm" svg:height="0.433cm" svg:x="8.352cm" svg:y="19.666cm">
          <draw:text-box>
            <text:p text:style-name="P1"><text:span text:style-name="T4">4</text:span></text:p>
          </draw:text-box>
        </draw:frame>
        <draw:frame draw:style-name="gr2" draw:text-style-name="P3" draw:layer="layout" svg:width="3.317cm" svg:height="0.433cm" svg:x="8.636cm" svg:y="19.584cm">
          <draw:text-box>
            <text:p text:style-name="P1"><text:span text:style-name="T3">个字节存入内存地址</text:span></text:p>
          </draw:text-box>
        </draw:frame>
        <draw:frame draw:style-name="gr2" draw:text-style-name="P3" draw:layer="layout" svg:width="4.549cm" svg:height="0.433cm" svg:x="12.069cm" svg:y="19.666cm">
          <draw:text-box>
            <text:p text:style-name="P1"><text:span text:style-name="T4">x[0]+sign-extend(offset)</text:span></text:p>
          </draw:text-box>
        </draw:frame>
        <draw:frame draw:style-name="gr2" draw:text-style-name="P3" draw:layer="layout" svg:width="2.212cm" svg:height="0.433cm" svg:x="15.663cm" svg:y="19.584cm">
          <draw:text-box>
            <text:p text:style-name="P1"><text:span text:style-name="T3">。由波形图可</text:span></text:p>
          </draw:text-box>
        </draw:frame>
        <draw:frame draw:style-name="gr2" draw:text-style-name="P3" draw:layer="layout" svg:width="4.053cm" svg:height="0.433cm" svg:x="3.175cm" svg:y="20.134cm">
          <draw:text-box>
            <text:p text:style-name="P1"><text:span text:style-name="T3">知，该寄存器中的数值为</text:span></text:p>
          </draw:text-box>
        </draw:frame>
        <draw:frame draw:style-name="gr2" draw:text-style-name="P3" draw:layer="layout" svg:width="7.453cm" svg:height="0.433cm" svg:x="7.383cm" svg:y="20.217cm">
          <draw:text-box>
            <text:p text:style-name="P1"><text:span text:style-name="T4">11111111111111111111111111111111</text:span></text:p>
          </draw:text-box>
        </draw:frame>
        <draw:frame draw:style-name="gr2" draw:text-style-name="P3" draw:layer="layout" svg:width="1.107cm" svg:height="0.433cm" svg:x="13.394cm" svg:y="20.134cm">
          <draw:text-box>
            <text:p text:style-name="P1"><text:span text:style-name="T3">，存入</text:span></text:p>
          </draw:text-box>
        </draw:frame>
        <draw:frame draw:style-name="gr2" draw:text-style-name="P3" draw:layer="layout" svg:width="1.704cm" svg:height="0.433cm" svg:x="14.609cm" svg:y="20.217cm">
          <draw:text-box>
            <text:p text:style-name="P1"><text:span text:style-name="T4">mem[18]</text:span></text:p>
          </draw:text-box>
        </draw:frame>
        <draw:frame draw:style-name="gr2" draw:text-style-name="P3" draw:layer="layout" svg:width="1.844cm" svg:height="0.433cm" svg:x="15.989cm" svg:y="20.134cm">
          <draw:text-box>
            <text:p text:style-name="P1"><text:span text:style-name="T3">中，再执行</text:span></text:p>
          </draw:text-box>
        </draw:frame>
        <draw:frame draw:style-name="gr2" draw:text-style-name="P3" draw:layer="layout" svg:width="0.739cm" svg:height="0.433cm" svg:x="3.175cm" svg:y="20.685cm">
          <draw:text-box>
            <text:p text:style-name="P1"><text:span text:style-name="T3">一条</text:span></text:p>
          </draw:text-box>
        </draw:frame>
        <draw:frame draw:style-name="gr2" draw:text-style-name="P3" draw:layer="layout" svg:width="0.404cm" svg:height="0.433cm" svg:x="4.013cm" svg:y="20.767cm">
          <draw:text-box>
            <text:p text:style-name="P1"><text:span text:style-name="T4">lw</text:span></text:p>
          </draw:text-box>
        </draw:frame>
        <draw:frame draw:style-name="gr2" draw:text-style-name="P3" draw:layer="layout" svg:width="0.739cm" svg:height="0.433cm" svg:x="4.458cm" svg:y="20.685cm">
          <draw:text-box>
            <text:p text:style-name="P1"><text:span text:style-name="T3">指令</text:span></text:p>
          </draw:text-box>
        </draw:frame>
        <draw:frame draw:style-name="gr2" draw:text-style-name="P3" draw:layer="layout" svg:width="7.741cm" svg:height="0.433cm" svg:x="5.203cm" svg:y="20.767cm">
          <draw:text-box>
            <text:p text:style-name="P1"><text:span text:style-name="T4">(00000001001000000010000100000011)</text:span></text:p>
          </draw:text-box>
        </draw:frame>
        <draw:frame draw:style-name="gr2" draw:text-style-name="P3" draw:layer="layout" svg:width="1.844cm" svg:height="0.433cm" svg:x="11.438cm" svg:y="20.685cm">
          <draw:text-box>
            <text:p text:style-name="P1"><text:span text:style-name="T3">，它能读取</text:span></text:p>
          </draw:text-box>
        </draw:frame>
        <draw:frame draw:style-name="gr2" draw:text-style-name="P3" draw:layer="layout" svg:width="1.704cm" svg:height="0.433cm" svg:x="13.208cm" svg:y="20.767cm">
          <draw:text-box>
            <text:p text:style-name="P1"><text:span text:style-name="T4">mem[18]</text:span></text:p>
          </draw:text-box>
        </draw:frame>
        <draw:frame draw:style-name="gr2" draw:text-style-name="P3" draw:layer="layout" svg:width="2.58cm" svg:height="0.433cm" svg:x="14.592cm" svg:y="20.685cm">
          <draw:text-box>
            <text:p text:style-name="P1"><text:span text:style-name="T3">中的数值并存入</text:span></text:p>
          </draw:text-box>
        </draw:frame>
        <draw:frame draw:style-name="gr2" draw:text-style-name="P3" draw:layer="layout" svg:width="0.739cm" svg:height="0.433cm" svg:x="17.293cm" svg:y="20.767cm">
          <draw:text-box>
            <text:p text:style-name="P1"><text:span text:style-name="T4">x[2]</text:span></text:p>
          </draw:text-box>
        </draw:frame>
        <draw:frame draw:style-name="gr2" draw:text-style-name="P3" draw:layer="layout" svg:width="6.263cm" svg:height="0.433cm" svg:x="3.175cm" svg:y="21.235cm">
          <draw:text-box>
            <text:p text:style-name="P1"><text:span text:style-name="T3">中，读出的结果与寄存器内的值一致。</text:span></text:p>
          </draw:text-box>
        </draw:frame>
        <draw:frame draw:style-name="gr6" draw:text-style-name="P6" draw:layer="layout" svg:width="0.495cm" svg:height="0.556cm" svg:x="3.175cm" svg:y="22.574cm">
          <draw:text-box>
            <text:p text:style-name="P1"><text:span text:style-name="T9">2.</text:span></text:p>
          </draw:text-box>
        </draw:frame>
        <draw:frame draw:style-name="gr6" draw:text-style-name="P6" draw:layer="layout" svg:width="2.974cm" svg:height="0.581cm" svg:x="3.831cm" svg:y="22.563cm">
          <draw:text-box>
            <text:p text:style-name="P1"><text:span text:style-name="T10">整数计算指令</text:span></text:p>
          </draw:text-box>
        </draw:frame>
        <draw:frame draw:style-name="gr2" draw:text-style-name="P3" draw:layer="layout" svg:width="0.997cm" svg:height="0.433cm" svg:x="3.175cm" svg:y="23.976cm">
          <draw:text-box>
            <text:p text:style-name="P1"><text:span text:style-name="T4">auipc</text:span></text:p>
          </draw:text-box>
        </draw:frame>
        <draw:frame draw:style-name="gr2" draw:text-style-name="P3" draw:layer="layout" svg:width="0.739cm" svg:height="0.433cm" svg:x="4.072cm" svg:y="23.889cm">
          <draw:text-box>
            <text:p text:style-name="P1"><text:span text:style-name="T3">指令</text:span></text:p>
          </draw:text-box>
        </draw:frame>
        <draw:frame draw:style-name="gr2" draw:text-style-name="P3" draw:layer="layout" svg:width="4.422cm" svg:height="0.433cm" svg:x="3.175cm" svg:y="24.44cm">
          <draw:text-box>
            <text:p text:style-name="P1"><text:span text:style-name="T3">测试所用的二进制指令为：</text:span></text:p>
          </draw:text-box>
        </draw:frame>
        <draw:frame draw:style-name="gr2" draw:text-style-name="P3" draw:layer="layout" svg:width="7.69cm" svg:height="0.433cm" svg:x="7.62cm" svg:y="24.526cm">
          <draw:text-box>
            <text:p text:style-name="P1"><text:span text:style-name="T4">00000000000000000001 00001 0010111</text:span></text:p>
          </draw:text-box>
        </draw:frame>
        <draw:frame draw:style-name="gr2" draw:text-style-name="P3" draw:layer="layout" svg:width="1.844cm" svg:height="0.433cm" svg:x="3.175cm" svg:y="24.99cm">
          <draw:text-box>
            <text:p text:style-name="P1"><text:span text:style-name="T3">仿真结果：</text:span></text:p>
          </draw:text-box>
        </draw:frame>
      </draw:page>
      <draw:page draw:name="page6" draw:style-name="dp1" draw:master-page-name="master-page52">
        <draw:frame draw:style-name="gr4" draw:text-style-name="P5" draw:layer="layout" svg:width="14.651cm" svg:height="4.927cm" svg:x="3.175cm" svg:y="2.548cm">
          <draw:image xlink:href="Pictures/10000000000004F6000001ABF33CCFE71D1A9556.jpg" xlink:type="simple" xlink:show="embed" xlink:actuate="onLoad">
            <text:p/>
          </draw:image>
        </draw:frame>
        <draw:frame draw:style-name="gr2" draw:text-style-name="P3" draw:layer="layout" svg:width="5.527cm" svg:height="0.433cm" svg:x="3.175cm" svg:y="7.477cm">
          <draw:text-box>
            <text:p text:style-name="P1"><text:span text:style-name="T3">分析：这条指令是将符号位扩展的</text:span></text:p>
          </draw:text-box>
        </draw:frame>
        <draw:frame draw:style-name="gr2" draw:text-style-name="P3" draw:layer="layout" svg:width="0.468cm" svg:height="0.433cm" svg:x="8.805cm" svg:y="7.559cm">
          <draw:text-box>
            <text:p text:style-name="P1"><text:span text:style-name="T4">20</text:span></text:p>
          </draw:text-box>
        </draw:frame>
        <draw:frame draw:style-name="gr2" draw:text-style-name="P3" draw:layer="layout" svg:width="1.475cm" svg:height="0.433cm" svg:x="9.275cm" svg:y="7.477cm">
          <draw:text-box>
            <text:p text:style-name="P1"><text:span text:style-name="T3">位（左移</text:span></text:p>
          </draw:text-box>
        </draw:frame>
        <draw:frame draw:style-name="gr2" draw:text-style-name="P3" draw:layer="layout" svg:width="0.468cm" svg:height="0.433cm" svg:x="10.829cm" svg:y="7.559cm">
          <draw:text-box>
            <text:p text:style-name="P1"><text:span text:style-name="T4">12</text:span></text:p>
          </draw:text-box>
        </draw:frame>
        <draw:frame draw:style-name="gr2" draw:text-style-name="P3" draw:layer="layout" svg:width="2.58cm" svg:height="0.433cm" svg:x="11.299cm" svg:y="7.477cm">
          <draw:text-box>
            <text:p text:style-name="P1"><text:span text:style-name="T3">位）立即数加到</text:span></text:p>
          </draw:text-box>
        </draw:frame>
        <draw:frame draw:style-name="gr2" draw:text-style-name="P3" draw:layer="layout" svg:width="0.438cm" svg:height="0.433cm" svg:x="13.966cm" svg:y="7.559cm">
          <draw:text-box>
            <text:p text:style-name="P1"><text:span text:style-name="T4">pc</text:span></text:p>
          </draw:text-box>
        </draw:frame>
        <draw:frame draw:style-name="gr2" draw:text-style-name="P3" draw:layer="layout" svg:width="2.212cm" svg:height="0.433cm" svg:x="14.41cm" svg:y="7.477cm">
          <draw:text-box>
            <text:p text:style-name="P1"><text:span text:style-name="T3">上，结果写入</text:span></text:p>
          </draw:text-box>
        </draw:frame>
        <draw:frame draw:style-name="gr2" draw:text-style-name="P3" draw:layer="layout" svg:width="0.739cm" svg:height="0.433cm" svg:x="16.709cm" svg:y="7.559cm">
          <draw:text-box>
            <text:p text:style-name="P1"><text:span text:style-name="T4">x[1]</text:span></text:p>
          </draw:text-box>
        </draw:frame>
        <draw:frame draw:style-name="gr2" draw:text-style-name="P3" draw:layer="layout" svg:width="0.739cm" svg:height="0.433cm" svg:x="17.28cm" svg:y="7.477cm">
          <draw:text-box>
            <text:p text:style-name="P1"><text:span text:style-name="T3">中。</text:span></text:p>
          </draw:text-box>
        </draw:frame>
        <draw:frame draw:style-name="gr2" draw:text-style-name="P3" draw:layer="layout" svg:width="2.948cm" svg:height="0.433cm" svg:x="3.175cm" svg:y="8.027cm">
          <draw:text-box>
            <text:p text:style-name="P1"><text:span text:style-name="T3">后面的地址一直为</text:span></text:p>
          </draw:text-box>
        </draw:frame>
        <draw:frame draw:style-name="gr2" draw:text-style-name="P3" draw:layer="layout" svg:width="1.865cm" svg:height="0.433cm" svg:x="6.231cm" svg:y="8.109cm">
          <draw:text-box>
            <text:p text:style-name="P1"><text:span text:style-name="T4">00001111</text:span></text:p>
          </draw:text-box>
        </draw:frame>
        <draw:frame draw:style-name="gr2" draw:text-style-name="P3" draw:layer="layout" svg:width="2.948cm" svg:height="0.433cm" svg:x="7.73cm" svg:y="8.027cm">
          <draw:text-box>
            <text:p text:style-name="P1"><text:span text:style-name="T3">，测试结果正确。</text:span></text:p>
          </draw:text-box>
        </draw:frame>
        <draw:frame draw:style-name="gr6" draw:text-style-name="P6" draw:layer="layout" svg:width="0.495cm" svg:height="0.556cm" svg:x="3.175cm" svg:y="9.366cm">
          <draw:text-box>
            <text:p text:style-name="P1"><text:span text:style-name="T9">3.</text:span></text:p>
          </draw:text-box>
        </draw:frame>
        <draw:frame draw:style-name="gr6" draw:text-style-name="P6" draw:layer="layout" svg:width="1.983cm" svg:height="0.581cm" svg:x="3.831cm" svg:y="9.355cm">
          <draw:text-box>
            <text:p text:style-name="P1"><text:span text:style-name="T10">控制指令</text:span></text:p>
          </draw:text-box>
        </draw:frame>
        <draw:frame draw:style-name="gr2" draw:text-style-name="P3" draw:layer="layout" svg:width="3.317cm" svg:height="0.433cm" svg:x="3.175cm" svg:y="10.681cm">
          <draw:text-box>
            <text:p text:style-name="P1"><text:span text:style-name="T3">在指令测试前，执行</text:span></text:p>
          </draw:text-box>
        </draw:frame>
        <draw:frame draw:style-name="gr2" draw:text-style-name="P3" draw:layer="layout" svg:width="0.368cm" svg:height="0.433cm" svg:x="6.608cm" svg:y="10.768cm">
          <draw:text-box>
            <text:p text:style-name="P1"><text:span text:style-name="T4">3</text:span></text:p>
          </draw:text-box>
        </draw:frame>
        <draw:frame draw:style-name="gr2" draw:text-style-name="P3" draw:layer="layout" svg:width="0.37cm" svg:height="0.433cm" svg:x="6.892cm" svg:y="10.681cm">
          <draw:text-box>
            <text:p text:style-name="P1"><text:span text:style-name="T3">条</text:span></text:p>
          </draw:text-box>
        </draw:frame>
        <draw:frame draw:style-name="gr2" draw:text-style-name="P3" draw:layer="layout" svg:width="0.404cm" svg:height="0.433cm" svg:x="7.353cm" svg:y="10.768cm">
          <draw:text-box>
            <text:p text:style-name="P1"><text:span text:style-name="T4">lw</text:span></text:p>
          </draw:text-box>
        </draw:frame>
        <draw:frame draw:style-name="gr2" draw:text-style-name="P3" draw:layer="layout" svg:width="1.475cm" svg:height="0.433cm" svg:x="7.798cm" svg:y="10.681cm">
          <draw:text-box>
            <text:p text:style-name="P1"><text:span text:style-name="T3">指令，将</text:span></text:p>
          </draw:text-box>
        </draw:frame>
        <draw:frame draw:style-name="gr2" draw:text-style-name="P3" draw:layer="layout" svg:width="1.704cm" svg:height="0.433cm" svg:x="9.47cm" svg:y="10.768cm">
          <draw:text-box>
            <text:p text:style-name="P1"><text:span text:style-name="T4">mem[17]</text:span></text:p>
          </draw:text-box>
        </draw:frame>
        <draw:frame draw:style-name="gr2" draw:text-style-name="P3" draw:layer="layout" svg:width="0.37cm" svg:height="0.433cm" svg:x="10.85cm" svg:y="10.681cm">
          <draw:text-box>
            <text:p text:style-name="P1"><text:span text:style-name="T3">、</text:span></text:p>
          </draw:text-box>
        </draw:frame>
        <draw:frame draw:style-name="gr2" draw:text-style-name="P3" draw:layer="layout" svg:width="1.704cm" svg:height="0.433cm" svg:x="11.223cm" svg:y="10.768cm">
          <draw:text-box>
            <text:p text:style-name="P1"><text:span text:style-name="T4">mem[18]</text:span></text:p>
          </draw:text-box>
        </draw:frame>
        <draw:frame draw:style-name="gr2" draw:text-style-name="P3" draw:layer="layout" svg:width="0.37cm" svg:height="0.433cm" svg:x="12.603cm" svg:y="10.681cm">
          <draw:text-box>
            <text:p text:style-name="P1"><text:span text:style-name="T3">、</text:span></text:p>
          </draw:text-box>
        </draw:frame>
        <draw:frame draw:style-name="gr2" draw:text-style-name="P3" draw:layer="layout" svg:width="1.704cm" svg:height="0.433cm" svg:x="12.971cm" svg:y="10.768cm">
          <draw:text-box>
            <text:p text:style-name="P1"><text:span text:style-name="T4">mem[19]</text:span></text:p>
          </draw:text-box>
        </draw:frame>
        <draw:frame draw:style-name="gr2" draw:text-style-name="P3" draw:layer="layout" svg:width="2.212cm" svg:height="0.433cm" svg:x="14.351cm" svg:y="10.681cm">
          <draw:text-box>
            <text:p text:style-name="P1"><text:span text:style-name="T3">的数据存储到</text:span></text:p>
          </draw:text-box>
        </draw:frame>
        <draw:frame draw:style-name="gr2" draw:text-style-name="P3" draw:layer="layout" svg:width="1.137cm" svg:height="0.433cm" svg:x="16.768cm" svg:y="10.768cm">
          <draw:text-box>
            <text:p text:style-name="P1"><text:span text:style-name="T4">reg[1]</text:span></text:p>
          </draw:text-box>
        </draw:frame>
        <draw:frame draw:style-name="gr2" draw:text-style-name="P3" draw:layer="layout" svg:width="0.37cm" svg:height="0.433cm" svg:x="17.666cm" svg:y="10.681cm">
          <draw:text-box>
            <text:p text:style-name="P1"><text:span text:style-name="T3">、</text:span></text:p>
          </draw:text-box>
        </draw:frame>
        <draw:frame draw:style-name="gr2" draw:text-style-name="P3" draw:layer="layout" svg:width="1.137cm" svg:height="0.433cm" svg:x="3.175cm" svg:y="11.318cm">
          <draw:text-box>
            <text:p text:style-name="P1"><text:span text:style-name="T4">reg[2]</text:span></text:p>
          </draw:text-box>
        </draw:frame>
        <draw:frame draw:style-name="gr2" draw:text-style-name="P3" draw:layer="layout" svg:width="0.37cm" svg:height="0.433cm" svg:x="4.072cm" svg:y="11.232cm">
          <draw:text-box>
            <text:p text:style-name="P1"><text:span text:style-name="T3">、</text:span></text:p>
          </draw:text-box>
        </draw:frame>
        <draw:frame draw:style-name="gr2" draw:text-style-name="P3" draw:layer="layout" svg:width="1.137cm" svg:height="0.433cm" svg:x="4.445cm" svg:y="11.318cm">
          <draw:text-box>
            <text:p text:style-name="P1"><text:span text:style-name="T4">reg[3]</text:span></text:p>
          </draw:text-box>
        </draw:frame>
        <draw:frame draw:style-name="gr2" draw:text-style-name="P3" draw:layer="layout" svg:width="3.317cm" svg:height="0.433cm" svg:x="5.342cm" svg:y="11.232cm">
          <draw:text-box>
            <text:p text:style-name="P1"><text:span text:style-name="T3">中。这三个数值为：</text:span></text:p>
          </draw:text-box>
        </draw:frame>
        <draw:frame draw:style-name="gr2" draw:text-style-name="P3" draw:layer="layout" svg:width="9.277cm" svg:height="0.433cm" svg:x="3.175cm" svg:y="11.86cm">
          <draw:text-box>
            <text:p text:style-name="P1"><text:span text:style-name="T4">mem[17]:10000000000000000000000000000010</text:span></text:p>
          </draw:text-box>
        </draw:frame>
        <draw:frame draw:style-name="gr2" draw:text-style-name="P3" draw:layer="layout" svg:width="9.277cm" svg:height="0.433cm" svg:x="3.175cm" svg:y="12.41cm">
          <draw:text-box>
            <text:p text:style-name="P1"><text:span text:style-name="T4">mem[18]:10000000000000000000000000000010</text:span></text:p>
          </draw:text-box>
        </draw:frame>
        <draw:frame draw:style-name="gr2" draw:text-style-name="P3" draw:layer="layout" svg:width="9.277cm" svg:height="0.433cm" svg:x="3.175cm" svg:y="12.961cm">
          <draw:text-box>
            <text:p text:style-name="P1"><text:span text:style-name="T4">mem[19]:00000000000000000000000000000001</text:span></text:p>
          </draw:text-box>
        </draw:frame>
        <draw:frame draw:style-name="gr2" draw:text-style-name="P3" draw:layer="layout" svg:width="0.696cm" svg:height="0.433cm" svg:x="3.175cm" svg:y="14.07cm">
          <draw:text-box>
            <text:p text:style-name="P1"><text:span text:style-name="T4">beq</text:span></text:p>
          </draw:text-box>
        </draw:frame>
        <draw:frame draw:style-name="gr2" draw:text-style-name="P3" draw:layer="layout" svg:width="0.739cm" svg:height="0.433cm" svg:x="3.84cm" svg:y="13.983cm">
          <draw:text-box>
            <text:p text:style-name="P1"><text:span text:style-name="T3">指令</text:span></text:p>
          </draw:text-box>
        </draw:frame>
        <draw:frame draw:style-name="gr2" draw:text-style-name="P3" draw:layer="layout" svg:width="4.422cm" svg:height="0.433cm" svg:x="3.175cm" svg:y="14.534cm">
          <draw:text-box>
            <text:p text:style-name="P1"><text:span text:style-name="T3">测试所用的二进制指令为：</text:span></text:p>
          </draw:text-box>
        </draw:frame>
        <draw:frame draw:style-name="gr4" draw:text-style-name="P5" draw:layer="layout" svg:width="14.646cm" svg:height="6.988cm" svg:x="3.175cm" svg:y="15.168cm">
          <draw:image xlink:href="Pictures/10000000000004F40000025D083B6A86265F9ACA.jpg" xlink:type="simple" xlink:show="embed" xlink:actuate="onLoad">
            <text:p/>
          </draw:image>
        </draw:frame>
        <draw:frame draw:style-name="gr2" draw:text-style-name="P3" draw:layer="layout" svg:width="8.045cm" svg:height="0.433cm" svg:x="7.62cm" svg:y="14.62cm">
          <draw:text-box>
            <text:p text:style-name="P1"><text:span text:style-name="T4">0000000 00010 00001 000 00010 1100011</text:span></text:p>
          </draw:text-box>
        </draw:frame>
        <draw:frame draw:style-name="gr2" draw:text-style-name="P3" draw:layer="layout" svg:width="7cm" svg:height="0.433cm" svg:x="3.175cm" svg:y="22.238cm">
          <draw:text-box>
            <text:p text:style-name="P1"><text:span text:style-name="T3">分析：该指令是相等时分支跳转，若寄存器</text:span></text:p>
          </draw:text-box>
        </draw:frame>
        <draw:frame draw:style-name="gr2" draw:text-style-name="P3" draw:layer="layout" svg:width="0.739cm" svg:height="0.433cm" svg:x="10.359cm" svg:y="22.325cm">
          <draw:text-box>
            <text:p text:style-name="P1"><text:span text:style-name="T4">x[1]</text:span></text:p>
          </draw:text-box>
        </draw:frame>
        <draw:frame draw:style-name="gr2" draw:text-style-name="P3" draw:layer="layout" svg:width="1.475cm" svg:height="0.433cm" svg:x="10.939cm" svg:y="22.238cm">
          <draw:text-box>
            <text:p text:style-name="P1"><text:span text:style-name="T3">和寄存器</text:span></text:p>
          </draw:text-box>
        </draw:frame>
        <draw:frame draw:style-name="gr2" draw:text-style-name="P3" draw:layer="layout" svg:width="0.739cm" svg:height="0.433cm" svg:x="12.522cm" svg:y="22.325cm">
          <draw:text-box>
            <text:p text:style-name="P1"><text:span text:style-name="T4">x[2]</text:span></text:p>
          </draw:text-box>
        </draw:frame>
        <draw:frame draw:style-name="gr2" draw:text-style-name="P3" draw:layer="layout" svg:width="2.212cm" svg:height="0.433cm" svg:x="13.102cm" svg:y="22.238cm">
          <draw:text-box>
            <text:p text:style-name="P1"><text:span text:style-name="T3">的值相等，把</text:span></text:p>
          </draw:text-box>
        </draw:frame>
        <draw:frame draw:style-name="gr2" draw:text-style-name="P3" draw:layer="layout" svg:width="0.438cm" svg:height="0.433cm" svg:x="15.435cm" svg:y="22.325cm">
          <draw:text-box>
            <text:p text:style-name="P1"><text:span text:style-name="T4">pc</text:span></text:p>
          </draw:text-box>
        </draw:frame>
        <draw:frame draw:style-name="gr2" draw:text-style-name="P3" draw:layer="layout" svg:width="1.844cm" svg:height="0.433cm" svg:x="15.972cm" svg:y="22.238cm">
          <draw:text-box>
            <text:p text:style-name="P1"><text:span text:style-name="T3">的值设为当</text:span></text:p>
          </draw:text-box>
        </draw:frame>
        <draw:frame draw:style-name="gr2" draw:text-style-name="P3" draw:layer="layout" svg:width="4.422cm" svg:height="0.433cm" svg:x="3.175cm" svg:y="22.789cm">
          <draw:text-box>
            <text:p text:style-name="P1"><text:span text:style-name="T3">前值加上符号位扩展的偏移</text:span></text:p>
          </draw:text-box>
        </draw:frame>
        <draw:frame draw:style-name="gr2" draw:text-style-name="P3" draw:layer="layout" svg:width="1.043cm" svg:height="0.433cm" svg:x="7.713cm" svg:y="22.875cm">
          <draw:text-box>
            <text:p text:style-name="P1"><text:span text:style-name="T4">offset</text:span></text:p>
          </draw:text-box>
        </draw:frame>
        <draw:frame draw:style-name="gr2" draw:text-style-name="P3" draw:layer="layout" svg:width="8.105cm" svg:height="0.433cm" svg:x="8.577cm" svg:y="22.789cm">
          <draw:text-box>
            <text:p text:style-name="P1"><text:span text:style-name="T3">。此时两个寄存器中的值相等，所以跳转到地址为</text:span></text:p>
          </draw:text-box>
        </draw:frame>
        <draw:frame draw:style-name="gr2" draw:text-style-name="P3" draw:layer="layout" svg:width="0.368cm" svg:height="0.433cm" svg:x="16.811cm" svg:y="22.875cm">
          <draw:text-box>
            <text:p text:style-name="P1"><text:span text:style-name="T4">5</text:span></text:p>
          </draw:text-box>
        </draw:frame>
        <draw:frame draw:style-name="gr2" draw:text-style-name="P3" draw:layer="layout" svg:width="0.739cm" svg:height="0.433cm" svg:x="17.09cm" svg:y="22.789cm">
          <draw:text-box>
            <text:p text:style-name="P1"><text:span text:style-name="T3">的位</text:span></text:p>
          </draw:text-box>
        </draw:frame>
        <draw:frame draw:style-name="gr2" draw:text-style-name="P3" draw:layer="layout" svg:width="2.948cm" svg:height="0.433cm" svg:x="3.175cm" svg:y="23.339cm">
          <draw:text-box>
            <text:p text:style-name="P1"><text:span text:style-name="T3">置，由图知跳转到</text:span></text:p>
          </draw:text-box>
        </draw:frame>
        <draw:frame draw:style-name="gr2" draw:text-style-name="P3" draw:layer="layout" svg:width="1.865cm" svg:height="0.433cm" svg:x="6.231cm" svg:y="23.426cm">
          <draw:text-box>
            <text:p text:style-name="P1"><text:span text:style-name="T4">00000101</text:span></text:p>
          </draw:text-box>
        </draw:frame>
        <draw:frame draw:style-name="gr2" draw:text-style-name="P3" draw:layer="layout" svg:width="2.58cm" svg:height="0.433cm" svg:x="7.916cm" svg:y="23.339cm">
          <draw:text-box>
            <text:p text:style-name="P1"><text:span text:style-name="T3">处，结果正确。</text:span></text:p>
          </draw:text-box>
        </draw:frame>
        <draw:frame draw:style-name="gr2" draw:text-style-name="P3" draw:layer="layout" svg:width="0.582cm" svg:height="0.433cm" svg:x="3.175cm" svg:y="24.526cm">
          <draw:text-box>
            <text:p text:style-name="P1"><text:span text:style-name="T4">jalr</text:span></text:p>
          </draw:text-box>
        </draw:frame>
        <draw:frame draw:style-name="gr2" draw:text-style-name="P3" draw:layer="layout" svg:width="0.739cm" svg:height="0.433cm" svg:x="3.747cm" svg:y="24.44cm">
          <draw:text-box>
            <text:p text:style-name="P1"><text:span text:style-name="T3">指令</text:span></text:p>
          </draw:text-box>
        </draw:frame>
        <draw:frame draw:style-name="gr2" draw:text-style-name="P3" draw:layer="layout" svg:width="4.422cm" svg:height="0.433cm" svg:x="3.175cm" svg:y="24.99cm">
          <draw:text-box>
            <text:p text:style-name="P1"><text:span text:style-name="T3">测试所用的二进制指令为：</text:span></text:p>
          </draw:text-box>
        </draw:frame>
        <draw:frame draw:style-name="gr2" draw:text-style-name="P3" draw:layer="layout" svg:width="7.927cm" svg:height="0.433cm" svg:x="7.62cm" svg:y="25.077cm">
          <draw:text-box>
            <text:p text:style-name="P1"><text:span text:style-name="T4">000000001101 00001 000 00001 1100111</text:span></text:p>
          </draw:text-box>
        </draw:frame>
        <draw:frame draw:style-name="gr2" draw:text-style-name="P3" draw:layer="layout" svg:width="1.844cm" svg:height="0.433cm" svg:x="3.175cm" svg:y="25.54cm">
          <draw:text-box>
            <text:p text:style-name="P1"><text:span text:style-name="T3">仿真结果：</text:span></text:p>
          </draw:text-box>
        </draw:frame>
      </draw:page>
      <draw:page draw:name="page7" draw:style-name="dp1" draw:master-page-name="master-page55">
        <draw:frame draw:style-name="gr4" draw:text-style-name="P5" draw:layer="layout" svg:width="14.638cm" svg:height="5.117cm" svg:x="3.175cm" svg:y="2.718cm">
          <draw:image xlink:href="Pictures/10000000000004F9000001BD95DA775CF392ED34.jpg" xlink:type="simple" xlink:show="embed" xlink:actuate="onLoad">
            <text:p/>
          </draw:image>
        </draw:frame>
        <draw:frame draw:style-name="gr2" draw:text-style-name="P3" draw:layer="layout" svg:width="1.475cm" svg:height="0.433cm" svg:x="3.175cm" svg:y="8.027cm">
          <draw:text-box>
            <text:p text:style-name="P1"><text:span text:style-name="T3">分析：将</text:span></text:p>
          </draw:text-box>
        </draw:frame>
        <draw:frame draw:style-name="gr2" draw:text-style-name="P3" draw:layer="layout" svg:width="0.438cm" svg:height="0.433cm" svg:x="4.771cm" svg:y="8.109cm">
          <draw:text-box>
            <text:p text:style-name="P1"><text:span text:style-name="T4">pc</text:span></text:p>
          </draw:text-box>
        </draw:frame>
        <draw:frame draw:style-name="gr2" draw:text-style-name="P3" draw:layer="layout" svg:width="1.107cm" svg:height="0.433cm" svg:x="5.22cm" svg:y="8.027cm">
          <draw:text-box>
            <text:p text:style-name="P1"><text:span text:style-name="T3">设置为</text:span></text:p>
          </draw:text-box>
        </draw:frame>
        <draw:frame draw:style-name="gr2" draw:text-style-name="P3" draw:layer="layout" svg:width="4.549cm" svg:height="0.433cm" svg:x="6.443cm" svg:y="8.109cm">
          <draw:text-box>
            <text:p text:style-name="P1"><text:span text:style-name="T4">x[1]+sign-extend(offset)</text:span></text:p>
          </draw:text-box>
        </draw:frame>
        <draw:frame draw:style-name="gr2" draw:text-style-name="P3" draw:layer="layout" svg:width="5.895cm" svg:height="0.433cm" svg:x="10.041cm" svg:y="8.027cm">
          <draw:text-box>
            <text:p text:style-name="P1"><text:span text:style-name="T3">，把计算出的地址的最低有效位设为</text:span></text:p>
          </draw:text-box>
        </draw:frame>
        <draw:frame draw:style-name="gr2" draw:text-style-name="P3" draw:layer="layout" svg:width="0.368cm" svg:height="0.433cm" svg:x="16.154cm" svg:y="8.109cm">
          <draw:text-box>
            <text:p text:style-name="P1"><text:span text:style-name="T4">0</text:span></text:p>
          </draw:text-box>
        </draw:frame>
        <draw:frame draw:style-name="gr2" draw:text-style-name="P3" draw:layer="layout" svg:width="1.475cm" svg:height="0.433cm" svg:x="16.349cm" svg:y="8.027cm">
          <draw:text-box>
            <text:p text:style-name="P1"><text:span text:style-name="T3">，并将原</text:span></text:p>
          </draw:text-box>
        </draw:frame>
        <draw:frame draw:style-name="gr2" draw:text-style-name="P3" draw:layer="layout" svg:width="0.98cm" svg:height="0.433cm" svg:x="3.175cm" svg:y="8.66cm">
          <draw:text-box>
            <text:p text:style-name="P1"><text:span text:style-name="T4">pc+4</text:span></text:p>
          </draw:text-box>
        </draw:frame>
        <draw:frame draw:style-name="gr2" draw:text-style-name="P3" draw:layer="layout" svg:width="1.475cm" svg:height="0.433cm" svg:x="3.988cm" svg:y="8.578cm">
          <draw:text-box>
            <text:p text:style-name="P1"><text:span text:style-name="T3">的值写入</text:span></text:p>
          </draw:text-box>
        </draw:frame>
        <draw:frame draw:style-name="gr2" draw:text-style-name="P3" draw:layer="layout" svg:width="0.739cm" svg:height="0.433cm" svg:x="5.567cm" svg:y="8.66cm">
          <draw:text-box>
            <text:p text:style-name="P1"><text:span text:style-name="T4">x[1]</text:span></text:p>
          </draw:text-box>
        </draw:frame>
        <draw:frame draw:style-name="gr2" draw:text-style-name="P3" draw:layer="layout" svg:width="4.422cm" svg:height="0.433cm" svg:x="6.138cm" svg:y="8.578cm">
          <draw:text-box>
            <text:p text:style-name="P1"><text:span text:style-name="T3">中，由图可知下一个地址为</text:span></text:p>
          </draw:text-box>
        </draw:frame>
        <draw:frame draw:style-name="gr2" draw:text-style-name="P3" draw:layer="layout" svg:width="1.865cm" svg:height="0.433cm" svg:x="10.676cm" svg:y="8.66cm">
          <draw:text-box>
            <text:p text:style-name="P1"><text:span text:style-name="T4">00001111</text:span></text:p>
          </draw:text-box>
        </draw:frame>
        <draw:frame draw:style-name="gr2" draw:text-style-name="P3" draw:layer="layout" svg:width="2.948cm" svg:height="0.433cm" svg:x="12.179cm" svg:y="8.578cm">
          <draw:text-box>
            <text:p text:style-name="P1"><text:span text:style-name="T3">，仿真结果正确。</text:span></text:p>
          </draw:text-box>
        </draw:frame>
        <draw:frame draw:style-name="gr3" draw:text-style-name="P4" draw:layer="layout" svg:width="3.38cm" svg:height="0.653cm" svg:x="3.175cm" svg:y="9.834cm">
          <draw:text-box>
            <text:p text:style-name="P1"><text:span text:style-name="T6">五、实验总结</text:span></text:p>
          </draw:text-box>
        </draw:frame>
        <draw:frame draw:style-name="gr2" draw:text-style-name="P3" draw:layer="layout" svg:width="0.37cm" svg:height="0.433cm" svg:x="3.916cm" svg:y="11.143cm">
          <draw:text-box>
            <text:p text:style-name="P1"><text:span text:style-name="T3">对</text:span></text:p>
          </draw:text-box>
        </draw:frame>
        <draw:frame draw:style-name="gr2" draw:text-style-name="P3" draw:layer="layout" svg:width="0.785cm" svg:height="0.433cm" svg:x="4.382cm" svg:y="11.229cm">
          <draw:text-box>
            <text:p text:style-name="P1"><text:span text:style-name="T4">vhdl</text:span></text:p>
          </draw:text-box>
        </draw:frame>
        <draw:frame draw:style-name="gr2" draw:text-style-name="P3" draw:layer="layout" svg:width="12.524cm" svg:height="0.433cm" svg:x="5.118cm" svg:y="11.143cm">
          <draw:text-box>
            <text:p text:style-name="P1"><text:span text:style-name="T3">语言有了更多的了解，硬件设计过程中时钟的作用非常大。通过阅读教材，了</text:span></text:p>
          </draw:text-box>
        </draw:frame>
        <draw:frame draw:style-name="gr2" draw:text-style-name="P3" draw:layer="layout" svg:width="14.734cm" svg:height="0.433cm" svg:x="3.175cm" svg:y="11.693cm">
          <draw:text-box>
            <text:p text:style-name="P1"><text:span text:style-name="T3">解了数据通路的建立过程，各个模块之间的联系。分开设计各个模块的功能比较清晰，也容</text:span></text:p>
          </draw:text-box>
        </draw:frame>
        <draw:frame draw:style-name="gr2" draw:text-style-name="P3" draw:layer="layout" svg:width="11.051cm" svg:height="0.433cm" svg:x="3.175cm" svg:y="12.244cm">
          <draw:text-box>
            <text:p text:style-name="P1"><text:span text:style-name="T3">易检测错误出现的地方。只测试了一小部分指令，并没有全部完成。</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SimHei" svg:font-family="SimHei"/>
    <style:font-face style:name="SimSun" svg:font-family="SimSun"/>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5.6cm" fo:margin-bottom="1cm" fo:margin-left="3.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55" style:page-layout-name="PM0" draw:style-name="Mdp1"/>
    <style:master-page style:name="master-page52" style:page-layout-name="PM0" draw:style-name="Mdp1"/>
    <style:master-page style:name="master-page49" style:page-layout-name="PM0" draw:style-name="Mdp1"/>
    <style:master-page style:name="master-page38" style:page-layout-name="PM0" draw:style-name="Mdp1"/>
    <style:master-page style:name="master-page3" style:page-layout-name="PM0" draw:style-name="Mdp1"/>
    <style:master-page style:name="master-page28" style:page-layout-name="PM0" draw:style-name="Mdp1"/>
    <style:master-page style:name="master-page35"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9-12T10:40:15.214065728</dc:date>
    <meta:editing-duration>PT52S</meta:editing-duration>
    <meta:editing-cycles>1</meta:editing-cycles>
    <meta:document-statistic meta:object-count="274"/>
    <meta:generator>LibreOffice/6.0.7.3$Linux_X86_64 LibreOffice_project/00m0$Build-3</meta:generator>
  </office:meta>
</office:document-meta>
</file>